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64mm"/>
    </style:style>
    <style:style style:name="co2" style:family="table-column">
      <style:table-column-properties fo:break-before="auto" style:column-width="57.03mm"/>
    </style:style>
    <style:style style:name="co3" style:family="table-column">
      <style:table-column-properties fo:break-before="auto" style:column-width="32.35mm"/>
    </style:style>
    <style:style style:name="co4" style:family="table-column">
      <style:table-column-properties fo:break-before="auto" style:column-width="41.65mm"/>
    </style:style>
    <style:style style:name="co5" style:family="table-column">
      <style:table-column-properties fo:break-before="auto" style:column-width="39.72mm"/>
    </style:style>
    <style:style style:name="co6" style:family="table-column">
      <style:table-column-properties fo:break-before="auto" style:column-width="40.36mm"/>
    </style:style>
    <style:style style:name="co7" style:family="table-column">
      <style:table-column-properties fo:break-before="auto" style:column-width="42.28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39.41mm"/>
    </style:style>
    <style:style style:name="co10" style:family="table-column">
      <style:table-column-properties fo:break-before="auto" style:column-width="42.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1.01mm"/>
    </style:style>
    <style:style style:name="co13" style:family="table-column">
      <style:table-column-properties fo:break-before="auto" style:column-width="40.04mm"/>
    </style:style>
    <style:style style:name="co14" style:family="table-column">
      <style:table-column-properties fo:break-before="auto" style:column-width="33.64mm"/>
    </style:style>
    <style:style style:name="co15" style:family="table-column">
      <style:table-column-properties fo:break-before="auto" style:column-width="31.71mm"/>
    </style:style>
    <style:style style:name="co16" style:family="table-column">
      <style:table-column-properties fo:break-before="auto" style:column-width="32.03mm"/>
    </style:style>
    <style:style style:name="co17" style:family="table-column">
      <style:table-column-properties fo:break-before="auto" style:column-width="33.32mm"/>
    </style:style>
    <style:style style:name="co18" style:family="table-column">
      <style:table-column-properties fo:break-before="auto" style:column-width="30.11mm"/>
    </style:style>
    <style:style style:name="co19" style:family="table-column">
      <style:table-column-properties fo:break-before="auto" style:column-width="27.5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16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ff00" fo:border="0.99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="none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transparent" fo:border="0.74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transparent" fo:border="none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12" style:family="table-cell" style:parent-style-name="Default" style:data-style-name="N132">
      <style:table-cell-properties fo:border-bottom="none" fo:background-color="transparent" fo:border-left="0.74pt solid #000000" fo:border-right="none" fo:border-top="none"/>
      <style:text-properties fo:font-size="13pt" style:font-size-asian="13pt" style:font-size-complex="13pt"/>
    </style:style>
    <style:style style:name="ce13" style:family="table-cell" style:parent-style-name="Default" style:data-style-name="N132">
      <style:table-cell-properties fo:border-bottom="none" fo:background-color="#ff6666" fo:border-left="0.74pt solid #000000" fo:border-right="none" fo:border-top="none"/>
      <style:text-properties fo:font-size="13pt" style:font-size-asian="13pt" style:font-size-complex="13pt"/>
    </style:style>
    <style:style style:name="ce14" style:family="table-cell" style:parent-style-name="Default" style:data-style-name="N111">
      <style:table-cell-properties fo:border-bottom="none" fo:border-left="0.74pt solid #000000" fo:border-right="none" fo:border-top="none"/>
      <style:text-properties fo:font-size="13pt" style:font-size-asian="13pt" style:font-size-complex="13pt"/>
    </style:style>
    <style:style style:name="ce15" style:family="table-cell" style:parent-style-name="Default" style:data-style-name="N132">
      <style:table-cell-properties fo:background-color="transparent" fo:border="0.74pt solid #000000"/>
      <style:text-properties fo:font-size="13pt" style:font-size-asian="13pt" style:font-size-complex="13pt"/>
    </style:style>
    <style:style style:name="ce16" style:family="table-cell" style:parent-style-name="Default" style:data-style-name="N132">
      <style:table-cell-properties fo:background-color="#66ff99" fo:border="0.74pt solid #000000"/>
      <style:text-properties fo:font-size="13pt" style:font-size-asian="13pt" style:font-size-complex="13pt"/>
    </style:style>
    <style:style style:name="ce17" style:family="table-cell" style:parent-style-name="Default" style:data-style-name="N111">
      <style:table-cell-properties fo:border="none"/>
      <style:text-properties fo:font-size="13pt" style:font-size-asian="13pt" style:font-size-complex="13pt"/>
    </style:style>
    <style:style style:name="ce18" style:family="table-cell" style:parent-style-name="Default" style:data-style-name="N111">
      <style:table-cell-properties fo:border="0.74pt solid #000000"/>
      <style:text-properties fo:font-size="13pt" style:font-size-asian="13pt" style:font-size-complex="13pt"/>
    </style:style>
    <style:style style:name="ce19" style:family="table-cell" style:parent-style-name="Default" style:data-style-name="N123">
      <style:table-cell-properties fo:background-color="transparent" fo:border="0.74pt solid #000000"/>
      <style:text-properties fo:font-size="13pt" style:font-size-asian="13pt" style:font-size-complex="13pt"/>
    </style:style>
    <style:style style:name="ce20" style:family="table-cell" style:parent-style-name="Default" style:data-style-name="N61">
      <style:table-cell-properties fo:background-color="transparent" fo:border="0.74pt solid #000000"/>
      <style:text-properties fo:font-size="13pt" style:font-size-asian="13pt" style:font-size-complex="13pt"/>
    </style:style>
    <style:style style:name="ce21" style:family="table-cell" style:parent-style-name="Default" style:data-style-name="N61">
      <style:table-cell-properties fo:background-color="transparent" fo:border="0.74pt solid #000000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22" style:family="table-cell" style:parent-style-name="Default" style:data-style-name="N123">
      <style:table-cell-properties fo:background-color="transparent" fo:border="0.74pt solid #000000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23" style:family="table-cell" style:parent-style-name="Default" style:data-style-name="N61">
      <style:table-cell-properties fo:background-color="transparent" fo:border="none"/>
      <style:text-properties fo:font-size="13pt" style:font-size-asian="13pt" style:font-size-complex="13pt"/>
    </style:style>
    <style:style style:name="ce24" style:family="table-cell" style:parent-style-name="Default" style:data-style-name="N61"/>
    <style:style style:name="ce25" style:family="table-cell" style:parent-style-name="Default" style:data-style-name="N0">
      <style:table-cell-properties fo:background-color="transparent" fo:border="0.74pt solid #000000"/>
      <style:text-properties fo:font-size="13pt" style:font-size-asian="13pt" style:font-size-complex="13pt"/>
    </style:style>
    <style:style style:name="ce26" style:family="table-cell" style:parent-style-name="Default" style:data-style-name="N137">
      <style:table-cell-properties fo:background-color="transparent" fo:border="0.74pt solid #000000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27" style:family="table-cell" style:parent-style-name="Default" style:data-style-name="N0">
      <style:table-cell-properties fo:background-color="transparent" fo:border="0.74pt solid #000000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28" style:family="table-cell" style:parent-style-name="Default" style:data-style-name="N2">
      <style:table-cell-properties fo:background-color="transparent" fo:border="0.74pt solid #000000"/>
      <style:text-properties fo:font-size="13pt" style:font-size-asian="13pt" style:font-size-complex="13pt"/>
    </style:style>
    <style:style style:name="ce29" style:family="table-cell" style:parent-style-name="Default" style:data-style-name="N61">
      <style:text-properties fo:font-size="13pt" style:font-size-asian="13pt" style:font-size-complex="13pt"/>
    </style:style>
    <style:style style:name="ce30" style:family="table-cell" style:parent-style-name="Default" style:data-style-name="N132">
      <style:table-cell-properties fo:background-color="transparent"/>
      <style:text-properties fo:font-size="13pt" style:font-size-asian="13pt" style:font-size-complex="13pt"/>
    </style:style>
    <style:style style:name="ce31" style:family="table-cell" style:parent-style-name="Default" style:data-style-name="N132">
      <style:table-cell-properties fo:background-color="#ff6666"/>
      <style:text-properties fo:font-size="13pt" style:font-size-asian="13pt" style:font-size-complex="13pt"/>
    </style:style>
    <style:style style:name="ce32" style:family="table-cell" style:parent-style-name="Default" style:data-style-name="N111">
      <style:text-properties fo:font-size="13pt" style:font-size-asian="13pt" style:font-size-complex="13pt"/>
    </style:style>
    <style:style style:name="ce33" style:family="table-cell" style:parent-style-name="Default" style:data-style-name="N111">
      <style:table-cell-properties fo:background-color="transparent" fo:border="0.74pt solid #000000"/>
      <style:text-properties fo:font-size="13pt" style:font-size-asian="13pt" style:font-size-complex="13pt"/>
    </style:style>
    <style:style style:name="ce34" style:family="table-cell" style:parent-style-name="Default" style:data-style-name="N111">
      <style:table-cell-properties fo:background-color="transparent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66ccff" fo:border="0.74pt solid #000000"/>
      <style:text-properties fo:font-size="13pt" style:font-size-asian="13pt" style:font-size-complex="13pt"/>
    </style:style>
    <style:style style:name="ce36" style:family="table-cell" style:parent-style-name="Default" style:data-style-name="N132">
      <style:table-cell-properties fo:border-bottom="none" fo:background-color="transparent" fo:border-left="none" fo:border-right="0.74pt solid #000000" fo:border-top="none"/>
      <style:text-properties fo:font-size="13pt" style:font-size-asian="13pt" style:font-size-complex="13pt"/>
    </style:style>
    <style:style style:name="ce37" style:family="table-cell" style:parent-style-name="Default" style:data-style-name="N132">
      <style:table-cell-properties fo:border-bottom="none" fo:background-color="#ff6666" fo:border-left="none" fo:border-right="0.74pt solid #000000" fo:border-top="none"/>
      <style:text-properties fo:font-size="13pt" style:font-size-asian="13pt" style:font-size-complex="13pt"/>
    </style:style>
    <style:style style:name="ce38" style:family="table-cell" style:parent-style-name="Default" style:data-style-name="N111">
      <style:table-cell-properties fo:border-bottom="none" fo:background-color="transparent" fo:border-left="none" fo:border-right="0.74pt solid #000000" fo:border-top="none"/>
      <style:text-properties fo:font-size="13pt" style:font-size-asian="13pt" style:font-size-complex="13pt"/>
    </style:style>
    <style:style style:name="ce39" style:family="table-cell" style:parent-style-name="Default" style:data-style-name="N61">
      <style:table-cell-properties fo:background-color="#66ff99" fo:border="0.74pt solid #000000"/>
      <style:text-properties fo:font-size="13pt" style:font-size-asian="13pt" style:font-size-complex="13pt"/>
    </style:style>
    <style:style style:name="ce40" style:family="table-cell" style:parent-style-name="Default" style:data-style-name="N111">
      <style:table-cell-properties fo:background-color="transparent" fo:border="none"/>
      <style:text-properties fo:font-size="13pt" style:font-size-asian="13pt" style:font-size-complex="13pt"/>
    </style:style>
    <style:style style:name="ce41" style:family="table-cell" style:parent-style-name="Default" style:data-style-name="N111">
      <style:table-cell-properties fo:border-bottom="none" fo:border-left="none" fo:border-right="0.74pt solid #000000" fo:border-top="none"/>
      <style:text-properties fo:font-size="13pt" style:font-size-asian="13pt" style:font-size-complex="13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43" style:family="table-cell" style:parent-style-name="Default">
      <style:table-cell-properties fo:border="0.99pt solid #000000"/>
      <style:text-properties fo:font-size="13pt" style:font-size-asian="13pt" style:font-size-complex="13pt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3pt" style:font-size-asian="13pt" style:font-size-complex="13pt"/>
    </style:style>
    <style:style style:name="ce45" style:family="table-cell" style:parent-style-name="Default">
      <style:text-properties fo:font-size="13pt"/>
    </style:style>
    <style:style style:name="ce46" style:family="table-cell" style:parent-style-name="Default" style:data-style-name="N61">
      <style:table-cell-properties fo:border-bottom="none" fo:background-color="transparent" fo:border-left="0.74pt solid #000000" fo:border-right="none" fo:border-top="none"/>
      <style:text-properties fo:font-size="13pt" style:font-size-asian="13pt" style:font-size-complex="13pt"/>
    </style:style>
    <style:style style:name="ce47" style:family="table-cell" style:parent-style-name="Default" style:data-style-name="N61">
      <style:table-cell-properties fo:border-bottom="none" fo:background-color="#ff6666" fo:border-left="0.74pt solid #000000" fo:border-right="none" fo:border-top="none"/>
      <style:text-properties fo:font-size="13pt" style:font-size-asian="13pt" style:font-size-complex="13pt"/>
    </style:style>
    <style:style style:name="ce48" style:family="table-cell" style:parent-style-name="Default" style:data-style-name="N61">
      <style:table-cell-properties fo:border="0.99pt solid #000000"/>
      <style:text-properties fo:font-size="13pt" style:font-size-asian="13pt" style:font-size-complex="13pt"/>
    </style:style>
    <style:style style:name="ce49" style:family="table-cell" style:parent-style-name="Default" style:data-style-name="N2">
      <style:table-cell-properties fo:background-color="transparent" fo:border="0.74pt solid #000000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50" style:family="table-cell" style:parent-style-name="Default" style:data-style-name="N61">
      <style:table-cell-properties fo:background-color="transparent"/>
      <style:text-properties fo:font-size="13pt" style:font-size-asian="13pt" style:font-size-complex="13pt"/>
    </style:style>
    <style:style style:name="ce51" style:family="table-cell" style:parent-style-name="Default" style:data-style-name="N61">
      <style:table-cell-properties fo:background-color="#ff6666"/>
      <style:text-properties fo:font-size="13pt" style:font-size-asian="13pt" style:font-size-complex="13pt"/>
    </style:style>
    <style:style style:name="ce52" style:family="table-cell" style:parent-style-name="Default" style:data-style-name="N61">
      <style:table-cell-properties fo:border-bottom="none" fo:background-color="#ff6666" fo:border-left="none" fo:border-right="0.74pt solid #000000" fo:border-top="none"/>
      <style:text-properties fo:font-size="13pt" style:font-size-asian="13pt" style:font-size-complex="13pt"/>
    </style:style>
    <style:style style:name="ce53" style:family="table-cell" style:parent-style-name="Default" style:data-style-name="N61">
      <style:table-cell-properties fo:border-bottom="none" fo:background-color="transparent" fo:border-left="none" fo:border-right="0.74pt solid #000000" fo:border-top="none"/>
      <style:text-properties fo:font-size="13pt" style:font-size-asian="13pt" style:font-size-complex="13pt"/>
    </style:style>
    <style:style style:name="ce54" style:family="table-cell" style:parent-style-name="Default" style:data-style-name="N106">
      <style:table-cell-properties fo:background-color="transparent" fo:border="0.74pt solid #000000"/>
      <style:text-properties fo:font-size="13pt" style:font-size-asian="13pt" style:font-size-complex="13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63.21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XOR" table:style-name="ta1">
        <table:shapes>
          <draw:frame draw:z-index="0" draw:style-name="gr1" draw:text-style-name="P1" svg:width="159.99mm" svg:height="89.99mm" svg:x="900.62mm" svg:y="5.65mm">
            <loext:p draw:notify-on-update-of-ranges="XOR.D33:XOR.L33 XOR.C34:XOR.C34 XOR.D34:XOR.L3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219.83mm" svg:y="5.67mm">
            <loext:p draw:notify-on-update-of-ranges="XOR.D33:XOR.L33 XOR.C35:XOR.C35 XOR.D35:XOR.L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1059.9mm" svg:y="5.75mm">
            <loext:p draw:notify-on-update-of-ranges="XOR.D33:XOR.L33 XOR.C36:XOR.C36 XOR.D36:XOR.L3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159.99mm" svg:height="89.99mm" svg:x="1377.53mm" svg:y="5.82mm">
            <loext:p draw:notify-on-update-of-ranges="XOR.D33:XOR.L33 XOR.C37:XOR.C37 XOR.D37:XOR.L3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159.99mm" svg:height="89.99mm" svg:x="899.5mm" svg:y="102.35mm">
            <loext:p draw:notify-on-update-of-ranges="XOR.Q33:XOR.Y33 XOR.P34:XOR.P34 XOR.Q34:XOR.Y3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159.99mm" svg:height="89.99mm" svg:x="1219.44mm" svg:y="101.67mm">
            <loext:p draw:notify-on-update-of-ranges="XOR.Q33:XOR.Y33 XOR.P35:XOR.P35 XOR.Q35:XOR.Y35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159.99mm" svg:height="89.99mm" svg:x="1059.26mm" svg:y="101.8mm">
            <loext:p draw:notify-on-update-of-ranges="XOR.Q33:XOR.Y33 XOR.P36:XOR.P36 XOR.Q36:XOR.Y3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159.99mm" svg:height="89.99mm" svg:x="1378.98mm" svg:y="101.23mm">
            <loext:p draw:notify-on-update-of-ranges="XOR.Q33:XOR.Y33 XOR.P37:XOR.P37 XOR.Q37:XOR.Y3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159.99mm" svg:height="89.99mm" svg:x="877.02mm" svg:y="224.25mm">
            <loext:p draw:notify-on-update-of-ranges="XOR.D33:XOR.L33 XOR.C34:XOR.C34 XOR.D34:XOR.L3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9" draw:style-name="gr1" draw:text-style-name="P1" svg:width="159.99mm" svg:height="89.99mm" svg:x="1209.16mm" svg:y="223.2mm">
            <loext:p draw:notify-on-update-of-ranges="XOR.D33:XOR.L33 XOR.C35:XOR.C35 XOR.D35:XOR.L3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159.99mm" svg:height="89.99mm" svg:x="1045.47mm" svg:y="225.16mm">
            <loext:p draw:notify-on-update-of-ranges="XOR.D33:XOR.L33 XOR.C36:XOR.C36 XOR.D36:XOR.L3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159.99mm" svg:height="89.99mm" svg:x="1376.26mm" svg:y="221.35mm">
            <loext:p draw:notify-on-update-of-ranges="XOR.D33:XOR.L33 XOR.C37:XOR.C37 XOR.D37:XOR.L3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159.99mm" svg:height="89.99mm" svg:x="876.97mm" svg:y="315.38mm">
            <loext:p draw:notify-on-update-of-ranges="XOR.Q33:XOR.Y33 XOR.P34:XOR.P34 XOR.Q34:XOR.Y34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159.99mm" svg:height="89.99mm" svg:x="1208.45mm" svg:y="307.59mm">
            <loext:p draw:notify-on-update-of-ranges="XOR.Q33:XOR.Y33 XOR.P35:XOR.P35 XOR.Q35:XOR.Y35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159.99mm" svg:height="89.99mm" svg:x="1044.39mm" svg:y="309.57mm">
            <loext:p draw:notify-on-update-of-ranges="XOR.Q33:XOR.Y33 XOR.P36:XOR.P36 XOR.Q36:XOR.Y36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159.99mm" svg:height="89.99mm" svg:x="1377.65mm" svg:y="304.94mm">
            <loext:p draw:notify-on-update-of-ranges="XOR.Q33:XOR.Y33 XOR.P37:XOR.P37 XOR.Q37:XOR.Y3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196.84mm" svg:height="110.72mm" svg:x="624.99mm" svg:y="240.53mm">
            <loext:p draw:notify-on-update-of-ranges="XOR.D33:XOR.L33 XOR.C34:XOR.C34 XOR.D34:XOR.L34 XOR.P34:XOR.P34 XOR.Q34:XOR.Y34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7" draw:style-name="gr1" draw:text-style-name="P1" svg:width="159.99mm" svg:height="89.99mm" svg:x="626.6mm" svg:y="354.68mm">
            <loext:p draw:notify-on-update-of-ranges="XOR.D33:XOR.L33 XOR.C35:XOR.C35 XOR.D35:XOR.L35 XOR.P35:XOR.P35 XOR.Q35:XOR.Y35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8" draw:style-name="gr1" draw:text-style-name="P1" svg:width="194.35mm" svg:height="101.48mm" svg:x="626.6mm" svg:y="354.68mm">
            <loext:p draw:notify-on-update-of-ranges="XOR.D33:XOR.L33 XOR.C35:XOR.C35 XOR.D35:XOR.L35 XOR.P35:XOR.P35 XOR.Q35:XOR.Y35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12"/>
        <table:table-column table:style-name="co5" table:default-cell-style-name="ce30"/>
        <table:table-column table:style-name="co6" table:default-cell-style-name="ce30"/>
        <table:table-column table:style-name="co7" table:default-cell-style-name="Default"/>
        <table:table-column table:style-name="co4" table:default-cell-style-name="ce12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4" table:default-cell-style-name="Default"/>
        <table:table-column table:style-name="co11" table:number-columns-repeated="3" table:default-cell-style-name="Default"/>
        <table:table-column table:style-name="co2" table:default-cell-style-name="ce3"/>
        <table:table-column table:style-name="co12" table:default-cell-style-name="ce46"/>
        <table:table-column table:style-name="co9" table:default-cell-style-name="ce50"/>
        <table:table-column table:style-name="co13" table:default-cell-style-name="ce50"/>
        <table:table-column table:style-name="co14" table:default-cell-style-name="Default"/>
        <table:table-column table:style-name="co15" table:default-cell-style-name="ce46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2"/>
          <table:table-cell table:style-name="ce2" table:number-columns-repeated="4"/>
          <table:table-cell/>
          <table:table-cell table:style-name="ce2" table:number-columns-repeated="4"/>
          <table:table-cell table:number-columns-repeated="3"/>
          <table:table-cell table:style-name="ce42" office:value-type="string" calcext:value-type="string" table:number-columns-spanned="11" table:number-rows-spanned="1">
            <text:p>Near-threshold</text:p>
          </table:table-cell>
          <table:covered-table-cell table:number-columns-repeated="4" table:style-name="ce2"/>
          <table:covered-table-cell/>
          <table:covered-table-cell table:number-columns-repeated="4" table:style-name="ce2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Wn=32n</text:p>
          </table:table-cell>
          <table:table-cell table:style-name="ce7" office:value-type="string" calcext:value-type="string">
            <text:p>Wp=64n</text:p>
          </table:table-cell>
          <table:table-cell table:style-name="ce2" table:number-columns-repeated="2"/>
          <table:table-cell/>
          <table:table-cell table:style-name="ce2" table:number-columns-repeated="4"/>
          <table:table-cell table:number-columns-repeated="3"/>
          <table:table-cell table:style-name="ce2"/>
          <table:table-cell table:style-name="ce7" office:value-type="string" calcext:value-type="string">
            <text:p>Wn=32n</text:p>
          </table:table-cell>
          <table:table-cell table:style-name="ce7" office:value-type="string" calcext:value-type="string">
            <text:p>Wp=64n</text:p>
          </table:table-cell>
          <table:table-cell table:style-name="ce2" table:number-columns-repeated="2"/>
          <table:table-cell/>
          <table:table-cell table:style-name="ce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4"/>
          <table:table-cell/>
          <table:table-cell table:style-name="ce2" table:number-columns-repeated="4"/>
          <table:table-cell table:number-columns-repeated="3"/>
          <table:table-cell table:style-name="ce2" table:number-columns-repeated="5"/>
          <table:table-cell/>
          <table:table-cell table:style-name="ce2" table:number-columns-repeated="4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35" office:value-type="string" calcext:value-type="string"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35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9" office:value-type="string" calcext:value-type="string">
            <text:p>XOR V9</text:p>
          </table:table-cell>
          <table:table-cell table:number-columns-repeated="2"/>
          <table:table-cell table:style-name="ce3"/>
          <table:table-cell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35" office:value-type="string" calcext:value-type="string">
            <office:annotation draw:style-name="gr2" draw:text-style-name="P3" svg:width="28.99mm" svg:height="33.61mm" svg:x="750.92mm" svg:y="2.09mm" draw:caption-point-x="-6.1mm" draw:caption-point-y="15.1mm">
              <dc:date>2018-11-12T00:00:00</dc:date>
              <text:p text:style-name="P2"><text:span text:style-name="T1">Devido a deformação da saída tive que aumentar o meu período de 4ns para 5ns a fim de fazer as medições</text:span></text:p>
            </office:annotation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35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35" office:value-type="string" calcext:value-type="string">
            <text:p>XOR V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1 → 10</text:p>
          </table:table-cell>
          <table:table-cell office:value-type="string" calcext:value-type="string">
            <text:p>tplh_1B</text:p>
          </table:table-cell>
          <table:table-cell office:value-type="float" office:value="0.00000000001653" calcext:value-type="float">
            <text:p>16,53E-12</text:p>
          </table:table-cell>
          <table:table-cell office:value-type="float" office:value="0.00000000002346" calcext:value-type="float">
            <text:p>23,46E-12</text:p>
          </table:table-cell>
          <table:table-cell office:value-type="float" office:value="0.00000000001707" calcext:value-type="float">
            <text:p>17,07E-12</text:p>
          </table:table-cell>
          <table:table-cell table:style-name="ce36" office:value-type="float" office:value="0.00000000001877" calcext:value-type="float">
            <text:p>18,77E-12</text:p>
          </table:table-cell>
          <table:table-cell office:value-type="float" office:value="0.00000000001501" calcext:value-type="float">
            <text:p>15,01E-12</text:p>
          </table:table-cell>
          <table:table-cell office:value-type="float" office:value="0.00000000001834" calcext:value-type="float">
            <text:p>18,34E-12</text:p>
          </table:table-cell>
          <table:table-cell office:value-type="float" office:value="0.00000000001566" calcext:value-type="float">
            <text:p>15,66E-12</text:p>
          </table:table-cell>
          <table:table-cell office:value-type="float" office:value="0.00000000001368" calcext:value-type="float">
            <text:p>13,68E-12</text:p>
          </table:table-cell>
          <table:table-cell table:style-name="ce36" office:value-type="float" office:value="0.0000000000199" calcext:value-type="float">
            <text:p>19,90E-12</text:p>
          </table:table-cell>
          <table:table-cell table:number-columns-repeated="2"/>
          <table:table-cell table:style-name="ce4" office:value-type="string" calcext:value-type="string">
            <text:p>11 → 10</text:p>
          </table:table-cell>
          <table:table-cell office:value-type="string" calcext:value-type="string">
            <text:p>tplh_1B</text:p>
          </table:table-cell>
          <table:table-cell office:value-type="float" office:value="0.00000000096" calcext:value-type="float">
            <text:p>9,60E-10</text:p>
          </table:table-cell>
          <table:table-cell office:value-type="float" office:value="0.00000000158" calcext:value-type="float">
            <text:p>1,58E-09</text:p>
          </table:table-cell>
          <table:table-cell office:value-type="float" office:value="0.00000000107" calcext:value-type="float">
            <text:p>1,07E-09</text:p>
          </table:table-cell>
          <table:table-cell table:style-name="ce52" office:value-type="float" office:value="0.00000000118" calcext:value-type="float">
            <text:p>1,18E-09</text:p>
          </table:table-cell>
          <table:table-cell office:value-type="float" office:value="0.000000000897" calcext:value-type="float">
            <text:p>8,97E-10</text:p>
          </table:table-cell>
          <table:table-cell office:value-type="float" office:value="0.0000000013" calcext:value-type="float">
            <text:p>1,30E-09</text:p>
          </table:table-cell>
          <table:table-cell office:value-type="float" office:value="0.00000000122" calcext:value-type="float">
            <text:p>1,22E-09</text:p>
          </table:table-cell>
          <table:table-cell office:value-type="float" office:value="0.000000000836" calcext:value-type="float">
            <text:p>8,36E-10</text:p>
          </table:table-cell>
          <table:table-cell table:style-name="ce53" office:value-type="float" office:value="0.00000000139" calcext:value-type="float">
            <text:p>1,39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0 → 00</text:p>
          </table:table-cell>
          <table:table-cell office:value-type="string" calcext:value-type="string">
            <text:p>tphl_A0</text:p>
          </table:table-cell>
          <table:table-cell table:style-name="ce13" office:value-type="float" office:value="0.00000000002563" calcext:value-type="float">
            <text:p>25,63E-12</text:p>
          </table:table-cell>
          <table:table-cell office:value-type="float" office:value="0.00000000002337" calcext:value-type="float">
            <text:p>23,37E-12</text:p>
          </table:table-cell>
          <table:table-cell table:style-name="ce31" office:value-type="float" office:value="0.00000000002417" calcext:value-type="float">
            <text:p>24,17E-12</text:p>
          </table:table-cell>
          <table:table-cell table:style-name="ce37" office:value-type="float" office:value="0.00000000002384" calcext:value-type="float">
            <text:p>23,84E-12</text:p>
          </table:table-cell>
          <table:table-cell office:value-type="float" office:value="0.00000000001211" calcext:value-type="float">
            <text:p>12,11E-12</text:p>
          </table:table-cell>
          <table:table-cell office:value-type="float" office:value="0.0000000000216" calcext:value-type="float">
            <text:p>21,60E-12</text:p>
          </table:table-cell>
          <table:table-cell office:value-type="float" office:value="0.0000000000179" calcext:value-type="float">
            <text:p>17,90E-12</text:p>
          </table:table-cell>
          <table:table-cell office:value-type="float" office:value="0.00000000001045" calcext:value-type="float">
            <text:p>10,45E-12</text:p>
          </table:table-cell>
          <table:table-cell table:style-name="ce36" office:value-type="float" office:value="0.00000000001976" calcext:value-type="float">
            <text:p>19,76E-12</text:p>
          </table:table-cell>
          <table:table-cell table:number-columns-repeated="2"/>
          <table:table-cell table:style-name="ce4" office:value-type="string" calcext:value-type="string">
            <text:p>10 → 00</text:p>
          </table:table-cell>
          <table:table-cell office:value-type="string" calcext:value-type="string">
            <text:p>tphl_A0</text:p>
          </table:table-cell>
          <table:table-cell table:style-name="ce47" office:value-type="float" office:value="0.0000000013" calcext:value-type="float">
            <text:p>1,30E-09</text:p>
          </table:table-cell>
          <table:table-cell office:value-type="float" office:value="0.00000000139" calcext:value-type="float">
            <text:p>1,39E-09</text:p>
          </table:table-cell>
          <table:table-cell table:style-name="ce51" office:value-type="float" office:value="0.00000000113" calcext:value-type="float">
            <text:p>1,13E-09</text:p>
          </table:table-cell>
          <table:table-cell table:style-name="ce53" office:value-type="float" office:value="0.00000000106" calcext:value-type="float">
            <text:p>1,06E-09</text:p>
          </table:table-cell>
          <table:table-cell office:value-type="float" office:value="0.00000000067" calcext:value-type="float">
            <text:p>6,70E-10</text:p>
          </table:table-cell>
          <table:table-cell table:style-name="ce51" office:value-type="float" office:value="0.00000000145" calcext:value-type="float">
            <text:p>1,45E-09</text:p>
          </table:table-cell>
          <table:table-cell office:value-type="float" office:value="0.00000000121" calcext:value-type="float">
            <text:p>1,21E-09</text:p>
          </table:table-cell>
          <table:table-cell office:value-type="float" office:value="0.000000000552" calcext:value-type="float">
            <text:p>5,52E-10</text:p>
          </table:table-cell>
          <table:table-cell table:style-name="ce53" office:value-type="float" office:value="0.00000000125" calcext:value-type="float">
            <text:p>1,25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00 → 01</text:p>
          </table:table-cell>
          <table:table-cell office:value-type="string" calcext:value-type="string">
            <text:p>tplh_0B</text:p>
          </table:table-cell>
          <table:table-cell office:value-type="float" office:value="0.00000000002063" calcext:value-type="float">
            <text:p>20,63E-12</text:p>
          </table:table-cell>
          <table:table-cell office:value-type="float" office:value="0.0000000000205" calcext:value-type="float">
            <text:p>20,50E-12</text:p>
          </table:table-cell>
          <table:table-cell office:value-type="float" office:value="0.00000000001762" calcext:value-type="float">
            <text:p>17,62E-12</text:p>
          </table:table-cell>
          <table:table-cell table:style-name="ce36" office:value-type="float" office:value="0.000000000017" calcext:value-type="float">
            <text:p>17,00E-12</text:p>
          </table:table-cell>
          <table:table-cell office:value-type="float" office:value="0.00000000001674" calcext:value-type="float">
            <text:p>16,74E-12</text:p>
          </table:table-cell>
          <table:table-cell office:value-type="float" office:value="0.00000000001711" calcext:value-type="float">
            <text:p>17,11E-12</text:p>
          </table:table-cell>
          <table:table-cell office:value-type="float" office:value="0.0000000000161" calcext:value-type="float">
            <text:p>16,10E-12</text:p>
          </table:table-cell>
          <table:table-cell office:value-type="float" office:value="0.00000000001707" calcext:value-type="float">
            <text:p>17,07E-12</text:p>
          </table:table-cell>
          <table:table-cell table:style-name="ce36" office:value-type="float" office:value="0.00000000001558" calcext:value-type="float">
            <text:p>15,58E-12</text:p>
          </table:table-cell>
          <table:table-cell table:number-columns-repeated="2"/>
          <table:table-cell table:style-name="ce4" office:value-type="string" calcext:value-type="string">
            <text:p>00 → 01</text:p>
          </table:table-cell>
          <table:table-cell office:value-type="string" calcext:value-type="string">
            <text:p>tplh_0B</text:p>
          </table:table-cell>
          <table:table-cell office:value-type="float" office:value="0.000000000769" calcext:value-type="float">
            <text:p>7,69E-10</text:p>
          </table:table-cell>
          <table:table-cell office:value-type="float" office:value="0.00000000131" calcext:value-type="float">
            <text:p>1,31E-09</text:p>
          </table:table-cell>
          <table:table-cell office:value-type="float" office:value="0.000000000874" calcext:value-type="float">
            <text:p>8,74E-10</text:p>
          </table:table-cell>
          <table:table-cell table:style-name="ce53" office:value-type="float" office:value="0.000000000857" calcext:value-type="float">
            <text:p>8,57E-10</text:p>
          </table:table-cell>
          <table:table-cell office:value-type="float" office:value="0.000000000909" calcext:value-type="float">
            <text:p>9,09E-10</text:p>
          </table:table-cell>
          <table:table-cell office:value-type="float" office:value="0.00000000113" calcext:value-type="float">
            <text:p>1,13E-09</text:p>
          </table:table-cell>
          <table:table-cell office:value-type="float" office:value="0.00000000111" calcext:value-type="float">
            <text:p>1,11E-09</text:p>
          </table:table-cell>
          <table:table-cell office:value-type="float" office:value="0.000000000884" calcext:value-type="float">
            <text:p>8,84E-10</text:p>
          </table:table-cell>
          <table:table-cell table:style-name="ce53" office:value-type="float" office:value="0.00000000102" calcext:value-type="float">
            <text:p>1,02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01 → 11</text:p>
          </table:table-cell>
          <table:table-cell office:value-type="string" calcext:value-type="string">
            <text:p>tphl_A1</text:p>
          </table:table-cell>
          <table:table-cell office:value-type="float" office:value="0.0000000000226" calcext:value-type="float">
            <text:p>22,60E-12</text:p>
          </table:table-cell>
          <table:table-cell table:style-name="ce31" office:value-type="float" office:value="0.00000000002593" calcext:value-type="float">
            <text:p>25,93E-12</text:p>
          </table:table-cell>
          <table:table-cell office:value-type="float" office:value="0.00000000001071" calcext:value-type="float">
            <text:p>10,71E-12</text:p>
          </table:table-cell>
          <table:table-cell table:style-name="ce36" office:value-type="float" office:value="0.00000000001723" calcext:value-type="float">
            <text:p>17,23E-12</text:p>
          </table:table-cell>
          <table:table-cell table:style-name="ce13" office:value-type="float" office:value="0.0000000000178" calcext:value-type="float">
            <text:p>17,80E-12</text:p>
          </table:table-cell>
          <table:table-cell office:value-type="float" office:value="0.0000000000171" calcext:value-type="float">
            <text:p>17,10E-12</text:p>
          </table:table-cell>
          <table:table-cell office:value-type="float" office:value="0.00000000001931" calcext:value-type="float">
            <text:p>19,31E-12</text:p>
          </table:table-cell>
          <table:table-cell office:value-type="float" office:value="0.00000000001804" calcext:value-type="float">
            <text:p>18,04E-12</text:p>
          </table:table-cell>
          <table:table-cell table:style-name="ce36" office:value-type="float" office:value="0.00000000001609" calcext:value-type="float">
            <text:p>16,09E-12</text:p>
          </table:table-cell>
          <table:table-cell table:number-columns-repeated="2"/>
          <table:table-cell table:style-name="ce4" office:value-type="string" calcext:value-type="string">
            <text:p>01 → 11</text:p>
          </table:table-cell>
          <table:table-cell office:value-type="string" calcext:value-type="string">
            <text:p>tphl_A1</text:p>
          </table:table-cell>
          <table:table-cell office:value-type="float" office:value="0.00000000107" calcext:value-type="float">
            <text:p>1,07E-09</text:p>
          </table:table-cell>
          <table:table-cell table:style-name="ce51" office:value-type="float" office:value="0.00000000173" calcext:value-type="float">
            <text:p>1,73E-09</text:p>
          </table:table-cell>
          <table:table-cell office:value-type="float" office:value="0.00000000053" calcext:value-type="float">
            <text:p>5,30E-10</text:p>
          </table:table-cell>
          <table:table-cell table:style-name="ce53" office:value-type="float" office:value="0.000000000921" calcext:value-type="float">
            <text:p>9,21E-10</text:p>
          </table:table-cell>
          <table:table-cell table:style-name="ce47" office:value-type="float" office:value="0.000000000971" calcext:value-type="float">
            <text:p>9,71E-10</text:p>
          </table:table-cell>
          <table:table-cell office:value-type="float" office:value="0.0000000012" calcext:value-type="float">
            <text:p>1,20E-09</text:p>
          </table:table-cell>
          <table:table-cell office:value-type="float" office:value="0.00000000134" calcext:value-type="float">
            <text:p>1,34E-09</text:p>
          </table:table-cell>
          <table:table-cell office:value-type="float" office:value="0.000000000732" calcext:value-type="float">
            <text:p>7,32E-10</text:p>
          </table:table-cell>
          <table:table-cell table:style-name="ce53" office:value-type="float" office:value="0.00000000108" calcext:value-type="float">
            <text:p>1,08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1 → 01</text:p>
          </table:table-cell>
          <table:table-cell office:value-type="string" calcext:value-type="string">
            <text:p>tplh_A1</text:p>
          </table:table-cell>
          <table:table-cell office:value-type="float" office:value="0.00000000001967" calcext:value-type="float">
            <text:p>19,67E-12</text:p>
          </table:table-cell>
          <table:table-cell office:value-type="float" office:value="0.0000000000226" calcext:value-type="float">
            <text:p>22,60E-12</text:p>
          </table:table-cell>
          <table:table-cell office:value-type="float" office:value="0.00000000001704" calcext:value-type="float">
            <text:p>17,04E-12</text:p>
          </table:table-cell>
          <table:table-cell table:style-name="ce36" office:value-type="float" office:value="0.00000000001631" calcext:value-type="float">
            <text:p>16,31E-12</text:p>
          </table:table-cell>
          <table:table-cell office:value-type="float" office:value="0.00000000001654" calcext:value-type="float">
            <text:p>16,54E-12</text:p>
          </table:table-cell>
          <table:table-cell office:value-type="float" office:value="0.00000000001502" calcext:value-type="float">
            <text:p>15,02E-12</text:p>
          </table:table-cell>
          <table:table-cell office:value-type="float" office:value="0.00000000001673" calcext:value-type="float">
            <text:p>16,73E-12</text:p>
          </table:table-cell>
          <table:table-cell office:value-type="float" office:value="0.00000000001645" calcext:value-type="float">
            <text:p>16,45E-12</text:p>
          </table:table-cell>
          <table:table-cell table:style-name="ce36" office:value-type="float" office:value="0.00000000001392" calcext:value-type="float">
            <text:p>13,92E-12</text:p>
          </table:table-cell>
          <table:table-cell table:number-columns-repeated="2"/>
          <table:table-cell table:style-name="ce4" office:value-type="string" calcext:value-type="string">
            <text:p>11 → 01</text:p>
          </table:table-cell>
          <table:table-cell office:value-type="string" calcext:value-type="string">
            <text:p>tplh_A1</text:p>
          </table:table-cell>
          <table:table-cell office:value-type="float" office:value="0.000000000723" calcext:value-type="float">
            <text:p>7,23E-10</text:p>
          </table:table-cell>
          <table:table-cell office:value-type="float" office:value="0.00000000146" calcext:value-type="float">
            <text:p>1,46E-09</text:p>
          </table:table-cell>
          <table:table-cell office:value-type="float" office:value="0.00000000106" calcext:value-type="float">
            <text:p>1,06E-09</text:p>
          </table:table-cell>
          <table:table-cell table:style-name="ce53" office:value-type="float" office:value="0.000000000804" calcext:value-type="float">
            <text:p>8,04E-10</text:p>
          </table:table-cell>
          <table:table-cell office:value-type="float" office:value="0.000000000809" calcext:value-type="float">
            <text:p>8,09E-10</text:p>
          </table:table-cell>
          <table:table-cell office:value-type="float" office:value="0.00000000113" calcext:value-type="float">
            <text:p>1,13E-09</text:p>
          </table:table-cell>
          <table:table-cell office:value-type="float" office:value="0.0000000012" calcext:value-type="float">
            <text:p>1,20E-09</text:p>
          </table:table-cell>
          <table:table-cell office:value-type="float" office:value="0.00000000068" calcext:value-type="float">
            <text:p>6,80E-10</text:p>
          </table:table-cell>
          <table:table-cell table:style-name="ce53" office:value-type="float" office:value="0.000000001" calcext:value-type="float">
            <text:p>1,00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01 → 00</text:p>
          </table:table-cell>
          <table:table-cell office:value-type="string" calcext:value-type="string">
            <text:p>tphl_0B</text:p>
          </table:table-cell>
          <table:table-cell office:value-type="float" office:value="0.00000000002254" calcext:value-type="float">
            <text:p>22,54E-12</text:p>
          </table:table-cell>
          <table:table-cell office:value-type="float" office:value="0.00000000002046" calcext:value-type="float">
            <text:p>20,46E-12</text:p>
          </table:table-cell>
          <table:table-cell office:value-type="float" office:value="0.00000000002238" calcext:value-type="float">
            <text:p>22,38E-12</text:p>
          </table:table-cell>
          <table:table-cell table:style-name="ce36" office:value-type="float" office:value="0.00000000002122" calcext:value-type="float">
            <text:p>21,22E-12</text:p>
          </table:table-cell>
          <table:table-cell office:value-type="float" office:value="0.00000000001546" calcext:value-type="float">
            <text:p>15,46E-12</text:p>
          </table:table-cell>
          <table:table-cell office:value-type="float" office:value="0.00000000001898" calcext:value-type="float">
            <text:p>18,98E-12</text:p>
          </table:table-cell>
          <table:table-cell office:value-type="float" office:value="0.00000000001227" calcext:value-type="float">
            <text:p>12,27E-12</text:p>
          </table:table-cell>
          <table:table-cell office:value-type="float" office:value="0.0000000000115" calcext:value-type="float">
            <text:p>11,50E-12</text:p>
          </table:table-cell>
          <table:table-cell table:style-name="ce37" office:value-type="float" office:value="0.00000000002311" calcext:value-type="float">
            <text:p>23,11E-12</text:p>
          </table:table-cell>
          <table:table-cell table:number-columns-repeated="2"/>
          <table:table-cell table:style-name="ce4" office:value-type="string" calcext:value-type="string">
            <text:p>01 → 00</text:p>
          </table:table-cell>
          <table:table-cell office:value-type="string" calcext:value-type="string">
            <text:p>tphl_0B</text:p>
          </table:table-cell>
          <table:table-cell office:value-type="float" office:value="0.00000000122" calcext:value-type="float">
            <text:p>1,22E-09</text:p>
          </table:table-cell>
          <table:table-cell office:value-type="float" office:value="0.00000000125" calcext:value-type="float">
            <text:p>1,25E-09</text:p>
          </table:table-cell>
          <table:table-cell office:value-type="float" office:value="0.00000000102" calcext:value-type="float">
            <text:p>1,02E-09</text:p>
          </table:table-cell>
          <table:table-cell table:style-name="ce53" office:value-type="float" office:value="0.00000000112" calcext:value-type="float">
            <text:p>1,12E-09</text:p>
          </table:table-cell>
          <table:table-cell office:value-type="float" office:value="0.000000000918" calcext:value-type="float">
            <text:p>9,18E-10</text:p>
          </table:table-cell>
          <table:table-cell office:value-type="float" office:value="0.00000000125" calcext:value-type="float">
            <text:p>1,25E-09</text:p>
          </table:table-cell>
          <table:table-cell table:style-name="ce51" office:value-type="float" office:value="0.00000000146" calcext:value-type="float">
            <text:p>1,46E-09</text:p>
          </table:table-cell>
          <table:table-cell office:value-type="float" office:value="0.000000000742" calcext:value-type="float">
            <text:p>7,42E-10</text:p>
          </table:table-cell>
          <table:table-cell table:style-name="ce52" office:value-type="float" office:value="0.00000000152" calcext:value-type="float">
            <text:p>1,52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00 → 10</text:p>
          </table:table-cell>
          <table:table-cell office:value-type="string" calcext:value-type="string">
            <text:p>tplh_A0</text:p>
          </table:table-cell>
          <table:table-cell office:value-type="float" office:value="0.00000000002421" calcext:value-type="float">
            <text:p>24,21E-12</text:p>
          </table:table-cell>
          <table:table-cell office:value-type="float" office:value="0.00000000002302" calcext:value-type="float">
            <text:p>23,02E-12</text:p>
          </table:table-cell>
          <table:table-cell office:value-type="float" office:value="0.00000000001788" calcext:value-type="float">
            <text:p>17,88E-12</text:p>
          </table:table-cell>
          <table:table-cell table:style-name="ce36" office:value-type="float" office:value="0.00000000002177" calcext:value-type="float">
            <text:p>21,77E-12</text:p>
          </table:table-cell>
          <table:table-cell office:value-type="float" office:value="0.00000000001208" calcext:value-type="float">
            <text:p>12,08E-12</text:p>
          </table:table-cell>
          <table:table-cell office:value-type="float" office:value="0.00000000002092" calcext:value-type="float">
            <text:p>20,92E-12</text:p>
          </table:table-cell>
          <table:table-cell table:style-name="ce31" office:value-type="float" office:value="0.00000000002054" calcext:value-type="float">
            <text:p>20,54E-12</text:p>
          </table:table-cell>
          <table:table-cell office:value-type="float" office:value="0.00000000001052" calcext:value-type="float">
            <text:p>10,52E-12</text:p>
          </table:table-cell>
          <table:table-cell table:style-name="ce36" office:value-type="float" office:value="0.00000000001849" calcext:value-type="float">
            <text:p>18,49E-12</text:p>
          </table:table-cell>
          <table:table-cell table:number-columns-repeated="2"/>
          <table:table-cell table:style-name="ce4" office:value-type="string" calcext:value-type="string">
            <text:p>00 → 10</text:p>
          </table:table-cell>
          <table:table-cell office:value-type="string" calcext:value-type="string">
            <text:p>tplh_A0</text:p>
          </table:table-cell>
          <table:table-cell office:value-type="float" office:value="0.000000000993" calcext:value-type="float">
            <text:p>9,93E-10</text:p>
          </table:table-cell>
          <table:table-cell office:value-type="float" office:value="0.00000000151" calcext:value-type="float">
            <text:p>1,51E-09</text:p>
          </table:table-cell>
          <table:table-cell office:value-type="float" office:value="0.00000000094" calcext:value-type="float">
            <text:p>9,40E-10</text:p>
          </table:table-cell>
          <table:table-cell table:style-name="ce53" office:value-type="float" office:value="0.000000000971" calcext:value-type="float">
            <text:p>9,71E-10</text:p>
          </table:table-cell>
          <table:table-cell office:value-type="float" office:value="0.00000000055" calcext:value-type="float">
            <text:p>5,50E-10</text:p>
          </table:table-cell>
          <table:table-cell office:value-type="float" office:value="0.00000000143" calcext:value-type="float">
            <text:p>1,43E-09</text:p>
          </table:table-cell>
          <table:table-cell office:value-type="float" office:value="0.00000000138" calcext:value-type="float">
            <text:p>1,38E-09</text:p>
          </table:table-cell>
          <table:table-cell office:value-type="float" office:value="0.00000000052" calcext:value-type="float">
            <text:p>5,20E-10</text:p>
          </table:table-cell>
          <table:table-cell table:style-name="ce53" office:value-type="float" office:value="0.00000000123" calcext:value-type="float">
            <text:p>1,23E-0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0 → 11</text:p>
          </table:table-cell>
          <table:table-cell office:value-type="string" calcext:value-type="string">
            <text:p>tphl_1B</text:p>
          </table:table-cell>
          <table:table-cell office:value-type="float" office:value="0.00000000001869" calcext:value-type="float">
            <text:p>18,69E-12</text:p>
          </table:table-cell>
          <table:table-cell office:value-type="float" office:value="0.00000000002387" calcext:value-type="float">
            <text:p>23,87E-12</text:p>
          </table:table-cell>
          <table:table-cell office:value-type="float" office:value="0.00000000001044" calcext:value-type="float">
            <text:p>10,44E-12</text:p>
          </table:table-cell>
          <table:table-cell table:style-name="ce36" office:value-type="float" office:value="0.00000000001233" calcext:value-type="float">
            <text:p>12,33E-12</text:p>
          </table:table-cell>
          <table:table-cell office:value-type="float" office:value="0.00000000001563" calcext:value-type="float">
            <text:p>15,63E-12</text:p>
          </table:table-cell>
          <table:table-cell table:style-name="ce31" office:value-type="float" office:value="0.00000000002207" calcext:value-type="float">
            <text:p>22,07E-12</text:p>
          </table:table-cell>
          <table:table-cell office:value-type="float" office:value="0.00000000001949" calcext:value-type="float">
            <text:p>19,49E-12</text:p>
          </table:table-cell>
          <table:table-cell table:style-name="ce31" office:value-type="float" office:value="0.00000000002187" calcext:value-type="float">
            <text:p>21,87E-12</text:p>
          </table:table-cell>
          <table:table-cell table:style-name="ce36" office:value-type="float" office:value="0.00000000001996" calcext:value-type="float">
            <text:p>19,96E-12</text:p>
          </table:table-cell>
          <table:table-cell table:number-columns-repeated="2"/>
          <table:table-cell table:style-name="ce4" office:value-type="string" calcext:value-type="string">
            <text:p>10 → 11</text:p>
          </table:table-cell>
          <table:table-cell office:value-type="string" calcext:value-type="string">
            <text:p>tphl_1B</text:p>
          </table:table-cell>
          <table:table-cell office:value-type="float" office:value="0.000000000722" calcext:value-type="float">
            <text:p>7,22E-10</text:p>
          </table:table-cell>
          <table:table-cell office:value-type="float" office:value="0.00000000158" calcext:value-type="float">
            <text:p>1,58E-09</text:p>
          </table:table-cell>
          <table:table-cell office:value-type="float" office:value="0.000000000492" calcext:value-type="float">
            <text:p>4,92E-10</text:p>
          </table:table-cell>
          <table:table-cell table:style-name="ce53" office:value-type="float" office:value="0.000000000487" calcext:value-type="float">
            <text:p>4,87E-10</text:p>
          </table:table-cell>
          <table:table-cell office:value-type="float" office:value="0.00000000079" calcext:value-type="float">
            <text:p>7,90E-10</text:p>
          </table:table-cell>
          <table:table-cell office:value-type="float" office:value="0.00000000137" calcext:value-type="float">
            <text:p>1,37E-09</text:p>
          </table:table-cell>
          <table:table-cell office:value-type="float" office:value="0.00000000127" calcext:value-type="float">
            <text:p>1,27E-09</text:p>
          </table:table-cell>
          <table:table-cell table:style-name="ce51" office:value-type="float" office:value="0.00000000124" calcext:value-type="float">
            <text:p>1,24E-09</text:p>
          </table:table-cell>
          <table:table-cell table:style-name="ce53" office:value-type="float" office:value="0.00000000132" calcext:value-type="float">
            <text:p>1,32E-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4"/>
          <table:table-cell table:style-name="ce32"/>
          <table:table-cell table:style-name="ce34"/>
          <table:table-cell table:style-name="ce38"/>
          <table:table-cell table:style-name="ce14"/>
          <table:table-cell table:style-name="ce32" table:number-columns-repeated="3"/>
          <table:table-cell table:style-name="ce41"/>
          <table:table-cell table:number-columns-repeated="2"/>
          <table:table-cell table:style-name="ce2"/>
          <table:table-cell table:style-name="ce8"/>
          <table:table-cell table:style-name="ce14"/>
          <table:table-cell table:style-name="ce32"/>
          <table:table-cell table:style-name="ce34"/>
          <table:table-cell table:style-name="ce38"/>
          <table:table-cell table:style-name="ce14"/>
          <table:table-cell table:style-name="ce32" table:number-columns-repeated="3"/>
          <table:table-cell table:style-name="ce41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MOS:</text:p>
          </table:table-cell>
          <table:table-cell office:value-type="string" calcext:value-type="string">
            <text:p>Energia vdd1</text:p>
          </table:table-cell>
          <table:table-cell table:style-name="ce15" office:value-type="float" office:value="-4.2E-015" calcext:value-type="float">
            <text:p>-04,20E-15</text:p>
          </table:table-cell>
          <table:table-cell table:style-name="ce15" office:value-type="float" office:value="-2.88E-015" calcext:value-type="float">
            <text:p>-02,88E-15</text:p>
          </table:table-cell>
          <table:table-cell table:style-name="ce15" office:value-type="float" office:value="-2.76E-015" calcext:value-type="float">
            <text:p>-02,76E-15</text:p>
          </table:table-cell>
          <table:table-cell table:style-name="ce15" office:value-type="float" office:value="-2.73E-015" calcext:value-type="float">
            <text:p>-02,73E-15</text:p>
          </table:table-cell>
          <table:table-cell table:style-name="ce15" office:value-type="float" office:value="-6.75E-015" calcext:value-type="float">
            <text:p>-06,75E-15</text:p>
          </table:table-cell>
          <table:table-cell table:style-name="ce15" office:value-type="float" office:value="-5.75E-015" calcext:value-type="float">
            <text:p>-05,75E-15</text:p>
          </table:table-cell>
          <table:table-cell table:style-name="ce15" office:value-type="float" office:value="-5.74E-015" calcext:value-type="float">
            <text:p>-05,74E-15</text:p>
          </table:table-cell>
          <table:table-cell table:style-name="ce15" office:value-type="float" office:value="-5.39E-015" calcext:value-type="float">
            <text:p>-05,39E-15</text:p>
          </table:table-cell>
          <table:table-cell table:style-name="ce15" office:value-type="float" office:value="-5.01E-015" calcext:value-type="float">
            <text:p>-05,01E-15</text:p>
          </table:table-cell>
          <table:table-cell table:number-columns-repeated="2"/>
          <table:table-cell table:style-name="ce3" office:value-type="string" calcext:value-type="string">
            <text:p>CMOS:</text:p>
          </table:table-cell>
          <table:table-cell office:value-type="string" calcext:value-type="string">
            <text:p>Energia vdd1</text:p>
          </table:table-cell>
          <table:table-cell table:style-name="ce20" office:value-type="float" office:value="-8.3E-016" calcext:value-type="float">
            <text:p>-8,30E-16</text:p>
          </table:table-cell>
          <table:table-cell table:style-name="ce20" office:value-type="float" office:value="-5.94E-016" calcext:value-type="float">
            <text:p>-5,94E-16</text:p>
          </table:table-cell>
          <table:table-cell table:style-name="ce20" office:value-type="float" office:value="-5.5E-016" calcext:value-type="float">
            <text:p>-5,50E-16</text:p>
          </table:table-cell>
          <table:table-cell table:style-name="ce20" office:value-type="float" office:value="-5.37E-016" calcext:value-type="float">
            <text:p>-5,37E-16</text:p>
          </table:table-cell>
          <table:table-cell table:style-name="ce20" office:value-type="float" office:value="-1.29E-015" calcext:value-type="float">
            <text:p>-1,29E-15</text:p>
          </table:table-cell>
          <table:table-cell table:number-columns-repeated="2" table:style-name="ce20" office:value-type="float" office:value="-1.17E-015" calcext:value-type="float">
            <text:p>-1,17E-15</text:p>
          </table:table-cell>
          <table:table-cell table:style-name="ce20" office:value-type="float" office:value="-1.08E-015" calcext:value-type="float">
            <text:p>-1,08E-15</text:p>
          </table:table-cell>
          <table:table-cell table:style-name="ce20" office:value-type="float" office:value="-1.03E-015" calcext:value-type="float">
            <text:p>-1,03E-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ergia vdd2</text:p>
          </table:table-cell>
          <table:table-cell table:style-name="ce16" office:value-type="float" office:value="-2.57E-015" calcext:value-type="float">
            <text:p>-02,57E-15</text:p>
          </table:table-cell>
          <table:table-cell table:style-name="ce16" office:value-type="float" office:value="-4.37E-015" calcext:value-type="float">
            <text:p>-04,37E-15</text:p>
          </table:table-cell>
          <table:table-cell table:style-name="ce16" office:value-type="float" office:value="-4.08E-015" calcext:value-type="float">
            <text:p>-04,08E-15</text:p>
          </table:table-cell>
          <table:table-cell table:style-name="ce16" office:value-type="float" office:value="-3.89E-015" calcext:value-type="float">
            <text:p>-03,89E-15</text:p>
          </table:table-cell>
          <table:table-cell table:style-name="ce20" office:value-type="float" office:value="1.65E-019" calcext:value-type="float">
            <text:p>1,65E-19</text:p>
          </table:table-cell>
          <table:table-cell table:style-name="ce15" office:value-type="float" office:value="-2.07E-015" calcext:value-type="float">
            <text:p>-02,07E-15</text:p>
          </table:table-cell>
          <table:table-cell table:style-name="ce15" office:value-type="float" office:value="-2.06E-015" calcext:value-type="float">
            <text:p>-02,06E-15</text:p>
          </table:table-cell>
          <table:table-cell table:style-name="ce19" office:value-type="float" office:value="-7.25E-016" calcext:value-type="float">
            <text:p>-07,25E-16</text:p>
          </table:table-cell>
          <table:table-cell table:style-name="ce15" office:value-type="float" office:value="-2.04E-015" calcext:value-type="float">
            <text:p>-02,04E-15</text:p>
          </table:table-cell>
          <table:table-cell table:number-columns-repeated="2"/>
          <table:table-cell table:style-name="ce2"/>
          <table:table-cell office:value-type="string" calcext:value-type="string">
            <text:p>Energia vdd2</text:p>
          </table:table-cell>
          <table:table-cell table:style-name="ce39" office:value-type="float" office:value="-5.44E-016" calcext:value-type="float">
            <text:p>-5,44E-16</text:p>
          </table:table-cell>
          <table:table-cell table:style-name="ce39" office:value-type="float" office:value="-1.15E-015" calcext:value-type="float">
            <text:p>-1,15E-15</text:p>
          </table:table-cell>
          <table:table-cell table:style-name="ce39" office:value-type="float" office:value="-8.35E-016" calcext:value-type="float">
            <text:p>-8,35E-16</text:p>
          </table:table-cell>
          <table:table-cell table:style-name="ce39" office:value-type="float" office:value="-7.6E-016" calcext:value-type="float">
            <text:p>-7,60E-16</text:p>
          </table:table-cell>
          <table:table-cell table:style-name="ce20" office:value-type="float" office:value="8.53E-018" calcext:value-type="float">
            <text:p>8,53E-18</text:p>
          </table:table-cell>
          <table:table-cell table:style-name="ce20" office:value-type="float" office:value="-5.88E-016" calcext:value-type="float">
            <text:p>-5,88E-16</text:p>
          </table:table-cell>
          <table:table-cell table:style-name="ce20" office:value-type="float" office:value="-5.99E-016" calcext:value-type="float">
            <text:p>-5,99E-16</text:p>
          </table:table-cell>
          <table:table-cell table:style-name="ce20" office:value-type="float" office:value="-1.01E-016" calcext:value-type="float">
            <text:p>-1,01E-16</text:p>
          </table:table-cell>
          <table:table-cell table:style-name="ce20" office:value-type="float" office:value="-5.94E-016" calcext:value-type="float">
            <text:p>-5,94E-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nergia vdd3</text:p>
          </table:table-cell>
          <table:table-cell table:style-name="ce15" office:value-type="float" office:value="-4.32E-015" calcext:value-type="float">
            <text:p>-04,32E-15</text:p>
          </table:table-cell>
          <table:table-cell table:style-name="ce15" office:value-type="float" office:value="-3.95E-015" calcext:value-type="float">
            <text:p>-03,95E-15</text:p>
          </table:table-cell>
          <table:table-cell table:style-name="ce15" office:value-type="float" office:value="-4.05E-015" calcext:value-type="float">
            <text:p>-04,05E-15</text:p>
          </table:table-cell>
          <table:table-cell table:style-name="ce15" office:value-type="float" office:value="-4.16E-015" calcext:value-type="float">
            <text:p>-04,16E-15</text:p>
          </table:table-cell>
          <table:table-cell table:style-name="ce15" office:value-type="float" office:value="-4.18E-015" calcext:value-type="float">
            <text:p>-04,18E-15</text:p>
          </table:table-cell>
          <table:table-cell table:style-name="ce15" office:value-type="float" office:value="-3.82E-015" calcext:value-type="float">
            <text:p>-03,82E-15</text:p>
          </table:table-cell>
          <table:table-cell table:style-name="ce15" office:value-type="float" office:value="-3.74E-015" calcext:value-type="float">
            <text:p>-03,74E-15</text:p>
          </table:table-cell>
          <table:table-cell table:style-name="ce15" office:value-type="float" office:value="-4.15E-015" calcext:value-type="float">
            <text:p>-04,15E-15</text:p>
          </table:table-cell>
          <table:table-cell table:style-name="ce15" office:value-type="float" office:value="-3.71E-015" calcext:value-type="float">
            <text:p>-03,71E-15</text:p>
          </table:table-cell>
          <table:table-cell table:number-columns-repeated="2"/>
          <table:table-cell table:style-name="ce2"/>
          <table:table-cell office:value-type="string" calcext:value-type="string">
            <text:p>Energia vdd3</text:p>
          </table:table-cell>
          <table:table-cell table:style-name="ce20" office:value-type="float" office:value="-6.65E-016" calcext:value-type="float">
            <text:p>-6,65E-16</text:p>
          </table:table-cell>
          <table:table-cell table:style-name="ce20" office:value-type="float" office:value="-5.53E-016" calcext:value-type="float">
            <text:p>-5,53E-16</text:p>
          </table:table-cell>
          <table:table-cell table:number-columns-repeated="2" table:style-name="ce20" office:value-type="float" office:value="-6.85E-016" calcext:value-type="float">
            <text:p>-6,85E-16</text:p>
          </table:table-cell>
          <table:table-cell table:style-name="ce20" office:value-type="float" office:value="-6.73E-016" calcext:value-type="float">
            <text:p>-6,73E-16</text:p>
          </table:table-cell>
          <table:table-cell table:style-name="ce20" office:value-type="float" office:value="-5.86E-016" calcext:value-type="float">
            <text:p>-5,86E-16</text:p>
          </table:table-cell>
          <table:table-cell table:style-name="ce20" office:value-type="float" office:value="-5.93E-016" calcext:value-type="float">
            <text:p>-5,93E-16</text:p>
          </table:table-cell>
          <table:table-cell table:style-name="ce20" office:value-type="float" office:value="-6.48E-016" calcext:value-type="float">
            <text:p>-6,48E-16</text:p>
          </table:table-cell>
          <table:table-cell table:style-name="ce20" office:value-type="float" office:value="-5.87E-016" calcext:value-type="float">
            <text:p>-5,87E-1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8"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3"/>
          <table:table-cell table:style-name="ce17"/>
          <table:table-cell table:number-columns-repeated="3"/>
          <table:table-cell table:style-name="ce8"/>
          <table:table-cell table:style-name="ce17"/>
          <table:table-cell table:style-name="ce32" table:number-columns-repeated="2"/>
          <table:table-cell table:style-name="ce17" table:number-columns-repeated="2"/>
          <table:table-cell table:style-name="ce32" table:number-columns-repeated="3"/>
          <table:table-cell table:style-name="ce17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office:annotation draw:style-name="gr3" draw:text-style-name="P3" svg:width="28.99mm" svg:height="41.51mm" svg:x="71.66mm" svg:y="81.85mm" draw:caption-point-x="-6.1mm" draw:caption-point-y="15.1mm">
              <dc:date>2018-11-12T00:00:00</dc:date>
              <text:p text:style-name="P2"><text:span text:style-name="T1">Para circuitos PTL eu somo o vdd da porta xor (vdd2) com o vdd do circuito anterior (vdd1) para ter o real valor do vdd utilizado pela porta</text:span></text:p>
            </office:annotation>
            <text:p>PTL:</text:p>
          </table:table-cell>
          <table:table-cell office:value-type="string" calcext:value-type="string">
            <text:p>Energia</text:p>
          </table:table-cell>
          <table:table-cell table:number-columns-repeated="4" table:style-name="ce18" office:value-type="string" calcext:value-type="string">
            <text:p>-----------------------</text:p>
          </table:table-cell>
          <table:table-cell table:style-name="ce39" table:formula="of:=SUM([.H14:.H15])" office:value-type="float" office:value="-6.749835E-015" calcext:value-type="float">
            <text:p>-6,75E-15</text:p>
          </table:table-cell>
          <table:table-cell table:style-name="ce39" table:formula="of:=SUM([.I14:.I15])" office:value-type="float" office:value="-7.82E-015" calcext:value-type="float">
            <text:p>-7,82E-15</text:p>
          </table:table-cell>
          <table:table-cell table:style-name="ce39" table:formula="of:=SUM([.J14:.J15])" office:value-type="float" office:value="-7.8E-015" calcext:value-type="float">
            <text:p>-7,80E-15</text:p>
          </table:table-cell>
          <table:table-cell table:style-name="ce39" table:formula="of:=SUM([.K14:.K15])" office:value-type="float" office:value="-6.115E-015" calcext:value-type="float">
            <text:p>-6,12E-15</text:p>
          </table:table-cell>
          <table:table-cell table:style-name="ce39" table:formula="of:=SUM([.L14:.L15])" office:value-type="float" office:value="-7.05E-015" calcext:value-type="float">
            <text:p>-7,05E-15</text:p>
          </table:table-cell>
          <table:table-cell table:number-columns-repeated="2"/>
          <table:table-cell table:style-name="ce3" office:value-type="string" calcext:value-type="string">
            <text:p>PTL:</text:p>
          </table:table-cell>
          <table:table-cell office:value-type="string" calcext:value-type="string">
            <text:p>Energia</text:p>
          </table:table-cell>
          <table:table-cell table:number-columns-repeated="3" table:style-name="ce18" office:value-type="string" calcext:value-type="string">
            <text:p>-----------------------</text:p>
          </table:table-cell>
          <table:table-cell table:style-name="ce18" office:value-type="string" calcext:value-type="string">
            <text:p>--------------------</text:p>
          </table:table-cell>
          <table:table-cell table:style-name="ce39" table:formula="of:=SUM([.U14:.U15])" office:value-type="float" office:value="-1.28147E-015" calcext:value-type="float">
            <text:p>-1,28E-15</text:p>
          </table:table-cell>
          <table:table-cell table:style-name="ce39" table:formula="of:=SUM([.V14:.V15])" office:value-type="float" office:value="-1.758E-015" calcext:value-type="float">
            <text:p>-1,76E-15</text:p>
          </table:table-cell>
          <table:table-cell table:style-name="ce39" table:formula="of:=SUM([.W14:.W15])" office:value-type="float" office:value="-1.769E-015" calcext:value-type="float">
            <text:p>-1,77E-15</text:p>
          </table:table-cell>
          <table:table-cell table:style-name="ce39" table:formula="of:=SUM([.X14:.X15])" office:value-type="float" office:value="-1.181E-015" calcext:value-type="float">
            <text:p>-1,18E-15</text:p>
          </table:table-cell>
          <table:table-cell table:style-name="ce39" table:formula="of:=SUM([.Y14:.Y15])" office:value-type="float" office:value="-1.624E-015" calcext:value-type="float">
            <text:p>-1,62E-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table:style-name="ce17"/>
          <table:table-cell table:style-name="ce32" table:number-columns-repeated="2"/>
          <table:table-cell table:style-name="ce17"/>
          <table:table-cell table:style-name="ce40"/>
          <table:table-cell table:style-name="ce34" table:number-columns-repeated="3"/>
          <table:table-cell table:style-name="ce40"/>
          <table:table-cell table:number-columns-repeated="2"/>
          <table:table-cell table:style-name="ce2"/>
          <table:table-cell table:style-name="ce8"/>
          <table:table-cell table:style-name="ce17"/>
          <table:table-cell table:style-name="ce32" table:number-columns-repeated="2"/>
          <table:table-cell table:style-name="ce17"/>
          <table:table-cell table:style-name="ce40"/>
          <table:table-cell table:style-name="ce34" table:number-columns-repeated="3"/>
          <table:table-cell table:style-name="ce40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traso crítico</text:p>
          </table:table-cell>
          <table:table-cell table:style-name="ce19" table:formula="of:=LARGE([.D5:.D12];1)" office:value-type="float" office:value="0.00000000002563" calcext:value-type="float">
            <text:p>25,63E-12</text:p>
          </table:table-cell>
          <table:table-cell table:style-name="ce19" table:formula="of:=LARGE([.E5:.E12];1)" office:value-type="float" office:value="0.00000000002593" calcext:value-type="float">
            <text:p>25,93E-12</text:p>
          </table:table-cell>
          <table:table-cell table:style-name="ce19" table:formula="of:=LARGE([.F5:.F12];1)" office:value-type="float" office:value="0.00000000002417" calcext:value-type="float">
            <text:p>24,17E-12</text:p>
          </table:table-cell>
          <table:table-cell table:style-name="ce19" table:formula="of:=LARGE([.G5:.G12];1)" office:value-type="float" office:value="0.00000000002384" calcext:value-type="float">
            <text:p>23,84E-12</text:p>
          </table:table-cell>
          <table:table-cell table:style-name="ce19" table:formula="of:=LARGE([.H5:.H12];1)" office:value-type="float" office:value="0.0000000000178" calcext:value-type="float">
            <text:p>17,80E-12</text:p>
          </table:table-cell>
          <table:table-cell table:style-name="ce19" table:formula="of:=LARGE([.I5:.I12];1)" office:value-type="float" office:value="0.00000000002207" calcext:value-type="float">
            <text:p>22,07E-12</text:p>
          </table:table-cell>
          <table:table-cell table:style-name="ce19" table:formula="of:=LARGE([.J5:.J12];1)" office:value-type="float" office:value="0.00000000002054" calcext:value-type="float">
            <text:p>20,54E-12</text:p>
          </table:table-cell>
          <table:table-cell table:style-name="ce19" table:formula="of:=LARGE([.K5:.K12];1)" office:value-type="float" office:value="0.00000000002187" calcext:value-type="float">
            <text:p>21,87E-12</text:p>
          </table:table-cell>
          <table:table-cell table:style-name="ce19" table:formula="of:=LARGE([.L5:.L12];1)" office:value-type="float" office:value="0.00000000002311" calcext:value-type="float">
            <text:p>23,11E-12</text:p>
          </table:table-cell>
          <table:table-cell table:number-columns-repeated="2"/>
          <table:table-cell table:style-name="ce2"/>
          <table:table-cell office:value-type="string" calcext:value-type="string">
            <text:p>Atraso crítico</text:p>
          </table:table-cell>
          <table:table-cell table:style-name="ce15" table:formula="of:=LARGE([.Q5:.Q12];1)" office:value-type="float" office:value="0.0000000013" calcext:value-type="float">
            <text:p>01,30E-09</text:p>
          </table:table-cell>
          <table:table-cell table:style-name="ce15" table:formula="of:=LARGE([.R5:.R12];1)" office:value-type="float" office:value="0.00000000173" calcext:value-type="float">
            <text:p>01,73E-09</text:p>
          </table:table-cell>
          <table:table-cell table:style-name="ce15" table:formula="of:=LARGE([.S5:.S12];1)" office:value-type="float" office:value="0.00000000113" calcext:value-type="float">
            <text:p>01,13E-09</text:p>
          </table:table-cell>
          <table:table-cell table:style-name="ce15" table:formula="of:=LARGE([.T5:.T12];1)" office:value-type="float" office:value="0.00000000118" calcext:value-type="float">
            <text:p>01,18E-09</text:p>
          </table:table-cell>
          <table:table-cell table:style-name="ce19" table:formula="of:=LARGE([.U5:.U12];1)" office:value-type="float" office:value="0.000000000971" calcext:value-type="float">
            <text:p>09,71E-10</text:p>
          </table:table-cell>
          <table:table-cell table:style-name="ce15" table:formula="of:=LARGE([.V5:.V12];1)" office:value-type="float" office:value="0.00000000145" calcext:value-type="float">
            <text:p>01,45E-09</text:p>
          </table:table-cell>
          <table:table-cell table:style-name="ce15" table:formula="of:=LARGE([.W5:.W12];1)" office:value-type="float" office:value="0.00000000146" calcext:value-type="float">
            <text:p>01,46E-09</text:p>
          </table:table-cell>
          <table:table-cell table:style-name="ce15" table:formula="of:=LARGE([.X5:.X12];1)" office:value-type="float" office:value="0.00000000124" calcext:value-type="float">
            <text:p>01,24E-09</text:p>
          </table:table-cell>
          <table:table-cell table:style-name="ce15" table:formula="of:=LARGE([.Y5:.Y12];1)" office:value-type="float" office:value="0.00000000152" calcext:value-type="float">
            <text:p>01,52E-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DP</text:p>
          </table:table-cell>
          <table:table-cell table:style-name="ce20" table:formula="of:=[.D15]*[.D20]*-1" office:value-type="float" office:value="6.58691E-026" calcext:value-type="float">
            <text:p>6,59E-26</text:p>
          </table:table-cell>
          <table:table-cell table:style-name="ce33" table:formula="of:=[.E15]*[.E20]*-1" office:value-type="float" office:value="1.133141E-025" calcext:value-type="float">
            <text:p>1,133141E-25</text:p>
          </table:table-cell>
          <table:table-cell table:style-name="ce33" table:formula="of:=[.F15]*[.F20]*-1" office:value-type="float" office:value="9.86136E-026" calcext:value-type="float">
            <text:p>9,861360E-26</text:p>
          </table:table-cell>
          <table:table-cell table:style-name="ce33" table:formula="of:=[.G15]*[.G20]*-1" office:value-type="float" office:value="9.27376E-026" calcext:value-type="float">
            <text:p>9,273760E-26</text:p>
          </table:table-cell>
          <table:table-cell table:style-name="ce33" table:formula="of:=[.H18]*[.H20]*-1" office:value-type="float" office:value="1.20147063E-025" calcext:value-type="float">
            <text:p>1,201471E-25</text:p>
          </table:table-cell>
          <table:table-cell table:style-name="ce33" table:formula="of:=[.I18]*[.I20]*-1" office:value-type="float" office:value="1.725874E-025" calcext:value-type="float">
            <text:p>1,725874E-25</text:p>
          </table:table-cell>
          <table:table-cell table:style-name="ce33" table:formula="of:=[.J18]*[.J20]*-1" office:value-type="float" office:value="1.60212E-025" calcext:value-type="float">
            <text:p>1,602120E-25</text:p>
          </table:table-cell>
          <table:table-cell table:style-name="ce33" table:formula="of:=[.K18]*[.K20]*-1" office:value-type="float" office:value="1.3373505E-025" calcext:value-type="float">
            <text:p>1,337351E-25</text:p>
          </table:table-cell>
          <table:table-cell table:style-name="ce33" table:formula="of:=[.L18]*[.L20]*-1" office:value-type="float" office:value="1.629255E-025" calcext:value-type="float">
            <text:p>1,629255E-25</text:p>
          </table:table-cell>
          <table:table-cell table:number-columns-repeated="2"/>
          <table:table-cell table:style-name="ce2"/>
          <table:table-cell office:value-type="string" calcext:value-type="string">
            <text:p>EDP</text:p>
          </table:table-cell>
          <table:table-cell table:style-name="ce20" table:formula="of:=[.Q15]*[.Q20]*-1" office:value-type="float" office:value="7.072E-025" calcext:value-type="float">
            <text:p>7,07E-25</text:p>
          </table:table-cell>
          <table:table-cell table:style-name="ce20" table:formula="of:=[.R15]*[.R20]*-1" office:value-type="float" office:value="1.9895E-024" calcext:value-type="float">
            <text:p>1,99E-24</text:p>
          </table:table-cell>
          <table:table-cell table:style-name="ce20" table:formula="of:=[.S15]*[.S20]*-1" office:value-type="float" office:value="9.4355E-025" calcext:value-type="float">
            <text:p>9,44E-25</text:p>
          </table:table-cell>
          <table:table-cell table:style-name="ce20" table:formula="of:=[.T15]*[.T20]*-1" office:value-type="float" office:value="8.968E-025" calcext:value-type="float">
            <text:p>8,97E-25</text:p>
          </table:table-cell>
          <table:table-cell table:style-name="ce54" table:formula="of:=[.U18]*[.U20]*-1" office:value-type="float" office:value="1.24430737E-024" calcext:value-type="float">
            <text:p>1,24E-24</text:p>
          </table:table-cell>
          <table:table-cell table:style-name="ce54" table:formula="of:=[.V18]*[.V20]*-1" office:value-type="float" office:value="2.5491E-024" calcext:value-type="float">
            <text:p>2,55E-24</text:p>
          </table:table-cell>
          <table:table-cell table:style-name="ce54" table:formula="of:=[.W18]*[.W20]*-1" office:value-type="float" office:value="2.58274E-024" calcext:value-type="float">
            <text:p>2,58E-24</text:p>
          </table:table-cell>
          <table:table-cell table:style-name="ce54" table:formula="of:=[.X18]*[.X20]*-1" office:value-type="float" office:value="1.46444E-024" calcext:value-type="float">
            <text:p>1,46E-24</text:p>
          </table:table-cell>
          <table:table-cell table:style-name="ce54" table:formula="of:=[.Y18]*[.Y20]*-1" office:value-type="float" office:value="2.46848E-024" calcext:value-type="float">
            <text:p>2,47E-2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edia</text:p>
          </table:table-cell>
          <table:table-cell table:style-name="ce3" table:formula="of:=SUM([.D5:.D12])/8" office:value-type="float" office:value="0.0000000000213125" calcext:value-type="float">
            <text:p>2,13125E-11</text:p>
          </table:table-cell>
          <table:table-cell table:style-name="ce3" table:formula="of:=SUM([.E5:.E12])/8" office:value-type="float" office:value="0.00000000002290125" calcext:value-type="float">
            <text:p>2,290125E-11</text:p>
          </table:table-cell>
          <table:table-cell table:style-name="ce3" table:formula="of:=SUM([.F5:.F12])/8" office:value-type="float" office:value="0.00000000001716375" calcext:value-type="float">
            <text:p>1,716375E-11</text:p>
          </table:table-cell>
          <table:table-cell table:style-name="ce3" table:formula="of:=SUM([.G5:.G12])/8" office:value-type="float" office:value="0.00000000001855875" calcext:value-type="float">
            <text:p>1,855875E-11</text:p>
          </table:table-cell>
          <table:table-cell table:style-name="ce3" table:formula="of:=SUM([.H5:.H12])/8" office:value-type="float" office:value="0.00000000001517125" calcext:value-type="float">
            <text:p>1,517125E-11</text:p>
          </table:table-cell>
          <table:table-cell table:style-name="ce3" table:formula="of:=SUM([.I5:.I12])/8" office:value-type="float" office:value="0.0000000000188925" calcext:value-type="float">
            <text:p>1,88925E-11</text:p>
          </table:table-cell>
          <table:table-cell table:style-name="ce3" table:formula="of:=SUM([.J5:.J12])/8" office:value-type="float" office:value="0.00000000001725" calcext:value-type="float">
            <text:p>1,725E-11</text:p>
          </table:table-cell>
          <table:table-cell table:style-name="ce3" table:formula="of:=SUM([.K5:.K12])/8" office:value-type="float" office:value="0.0000000000149475" calcext:value-type="float">
            <text:p>1,49475E-11</text:p>
          </table:table-cell>
          <table:table-cell table:style-name="ce3" table:formula="of:=SUM([.L5:.L12])/8" office:value-type="float" office:value="0.00000000001835125" calcext:value-type="float">
            <text:p>1,835125E-11</text:p>
          </table:table-cell>
          <table:table-cell table:number-columns-repeated="3"/>
          <table:table-cell table:style-name="ce43" office:value-type="string" calcext:value-type="string">
            <text:p>media</text:p>
          </table:table-cell>
          <table:table-cell table:style-name="ce48" table:formula="of:=SUM([.Q5:.Q12])/8" office:value-type="float" office:value="0.000000000969625" calcext:value-type="float">
            <text:p>9,70E-10</text:p>
          </table:table-cell>
          <table:table-cell table:style-name="ce48" table:formula="of:=SUM([.R5:.R12])/8" office:value-type="float" office:value="0.00000000147625" calcext:value-type="float">
            <text:p>1,48E-09</text:p>
          </table:table-cell>
          <table:table-cell table:style-name="ce48" table:formula="of:=SUM([.S5:.S12])/8" office:value-type="float" office:value="0.0000000008895" calcext:value-type="float">
            <text:p>8,90E-10</text:p>
          </table:table-cell>
          <table:table-cell table:style-name="ce48" table:formula="of:=SUM([.T5:.T12])/8" office:value-type="float" office:value="0.000000000925" calcext:value-type="float">
            <text:p>9,25E-10</text:p>
          </table:table-cell>
          <table:table-cell table:style-name="ce48" table:formula="of:=SUM([.U5:.U12])/8" office:value-type="float" office:value="0.00000000081425" calcext:value-type="float">
            <text:p>8,14E-10</text:p>
          </table:table-cell>
          <table:table-cell table:style-name="ce48" table:formula="of:=SUM([.V5:.V12])/8" office:value-type="float" office:value="0.0000000012825" calcext:value-type="float">
            <text:p>1,28E-09</text:p>
          </table:table-cell>
          <table:table-cell table:style-name="ce48" table:formula="of:=SUM([.W5:.W12])/8" office:value-type="float" office:value="0.00000000127375" calcext:value-type="float">
            <text:p>1,27E-09</text:p>
          </table:table-cell>
          <table:table-cell table:style-name="ce48" table:formula="of:=SUM([.X5:.X12])/8" office:value-type="float" office:value="0.00000000077325" calcext:value-type="float">
            <text:p>7,73E-10</text:p>
          </table:table-cell>
          <table:table-cell table:style-name="ce48" table:formula="of:=SUM([.Y5:.Y12])/8" office:value-type="float" office:value="0.00000000122625" calcext:value-type="float">
            <text:p>1,23E-0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office:annotation draw:style-name="gr4" draw:text-style-name="P3" svg:width="28.99mm" svg:height="5.96mm" svg:x="104.01mm" svg:y="110.34mm" draw:caption-point-x="-6.1mm" draw:caption-point-y="15.1mm">
              <dc:date>2018-11-14T00:00:00</dc:date>
              <text:p text:style-name="P2"><text:span text:style-name="T1">P = v * (vdd2/t)</text:span></text:p>
            </office:annotation>
            <text:p>Power</text:p>
          </table:table-cell>
          <table:table-cell table:style-name="ce3" table:formula="of:=0.7*([.D15]/0.000000018)" office:value-type="float" office:value="-0.0000000999444444444445" calcext:value-type="float">
            <text:p>-9,99444444444445E-08</text:p>
          </table:table-cell>
          <table:table-cell table:style-name="ce3" table:formula="of:=0.7*([.E15]/0.000000018)" office:value-type="float" office:value="-0.000000169944444444444" calcext:value-type="float">
            <text:p>-1,69944444444444E-07</text:p>
          </table:table-cell>
          <table:table-cell table:style-name="ce3" table:formula="of:=0.7*([.F15]/0.000000018)" office:value-type="float" office:value="-0.000000158666666666667" calcext:value-type="float">
            <text:p>-1,58666666666667E-07</text:p>
          </table:table-cell>
          <table:table-cell table:style-name="ce3" table:formula="of:=0.7*([.G15]/0.000000018)" office:value-type="float" office:value="-0.000000151277777777778" calcext:value-type="float">
            <text:p>-1,51277777777778E-07</text:p>
          </table:table-cell>
          <table:table-cell table:style-name="ce3" table:formula="of:=0.7*([.H18]/0.000000018)" office:value-type="float" office:value="-0.000000262493583333333" calcext:value-type="float">
            <text:p>-2,62493583333333E-07</text:p>
          </table:table-cell>
          <table:table-cell table:style-name="ce3" table:formula="of:=0.7*([.I18]/0.000000018)" office:value-type="float" office:value="-0.000000304111111111111" calcext:value-type="float">
            <text:p>-3,04111111111111E-07</text:p>
          </table:table-cell>
          <table:table-cell table:style-name="ce3" table:formula="of:=0.7*([.J18]/0.000000018)" office:value-type="float" office:value="-0.000000303333333333333" calcext:value-type="float">
            <text:p>-3,03333333333333E-07</text:p>
          </table:table-cell>
          <table:table-cell table:style-name="ce3" table:formula="of:=0.7*([.K18]/0.000000018)" office:value-type="float" office:value="-0.000000237805555555556" calcext:value-type="float">
            <text:p>-2,37805555555556E-07</text:p>
          </table:table-cell>
          <table:table-cell table:style-name="ce3" table:formula="of:=0.7*([.L18]/0.000000018)" office:value-type="float" office:value="-0.000000274166666666667" calcext:value-type="float">
            <text:p>-2,74166666666667E-07</text:p>
          </table:table-cell>
          <table:table-cell table:number-columns-repeated="3"/>
          <table:table-cell table:style-name="ce43" office:value-type="string" calcext:value-type="string">
            <text:p>Potencia</text:p>
          </table:table-cell>
          <table:table-cell table:style-name="ce48" table:number-columns-repeated="9"/>
          <table:table-cell table:number-columns-repeated="3"/>
        </table:table-row>
        <table:table-row table:style-name="ro1">
          <table:table-cell table:style-name="ce1"/>
          <table:table-cell table:style-name="ce5" table:number-columns-repeated="11"/>
          <table:table-cell/>
          <table:table-cell table:style-name="ce1"/>
          <table:table-cell table:style-name="ce5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9" office:value-type="string" calcext:value-type="string"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9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9" office:value-type="string" calcext:value-type="string">
            <text:p>XOR V9</text:p>
          </table:table-cell>
          <table:table-cell/>
          <table:table-cell table:style-name="ce1"/>
          <table:table-cell table:style-name="ce5"/>
          <table:table-cell table:style-name="ce9"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9" office:value-type="string" calcext:value-type="string"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9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9" office:value-type="string" calcext:value-type="string">
            <text:p>XOR V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Energia</text:p>
          </table:table-cell>
          <table:table-cell table:style-name="ce20" table:formula="of:=[.D15]" office:value-type="float" office:value="-2.57E-015" calcext:value-type="float">
            <text:p>-2,57E-15</text:p>
          </table:table-cell>
          <table:table-cell table:style-name="ce20" table:formula="of:=[.E15]" office:value-type="float" office:value="-4.37E-015" calcext:value-type="float">
            <text:p>-4,37E-15</text:p>
          </table:table-cell>
          <table:table-cell table:style-name="ce20" table:formula="of:=[.F15]" office:value-type="float" office:value="-4.08E-015" calcext:value-type="float">
            <text:p>-4,08E-15</text:p>
          </table:table-cell>
          <table:table-cell table:style-name="ce20" table:formula="of:=[.G15]" office:value-type="float" office:value="-3.89E-015" calcext:value-type="float">
            <text:p>-3,89E-15</text:p>
          </table:table-cell>
          <table:table-cell table:style-name="ce20" table:formula="of:=[.H18]" office:value-type="float" office:value="-6.749835E-015" calcext:value-type="float">
            <text:p>-6,75E-15</text:p>
          </table:table-cell>
          <table:table-cell table:style-name="ce20" table:formula="of:=[.I18]" office:value-type="float" office:value="-7.82E-015" calcext:value-type="float">
            <text:p>-7,82E-15</text:p>
          </table:table-cell>
          <table:table-cell table:style-name="ce20" table:formula="of:=[.J18]" office:value-type="float" office:value="-7.8E-015" calcext:value-type="float">
            <text:p>-7,80E-15</text:p>
          </table:table-cell>
          <table:table-cell table:style-name="ce20" table:formula="of:=[.K18]" office:value-type="float" office:value="-6.115E-015" calcext:value-type="float">
            <text:p>-6,12E-15</text:p>
          </table:table-cell>
          <table:table-cell table:style-name="ce20" table:formula="of:=[.L18]" office:value-type="float" office:value="-7.05E-015" calcext:value-type="float">
            <text:p>-7,05E-15</text:p>
          </table:table-cell>
          <table:table-cell/>
          <table:table-cell table:style-name="ce1"/>
          <table:table-cell table:style-name="ce5"/>
          <table:table-cell table:style-name="ce9" office:value-type="string" calcext:value-type="string">
            <text:p>Energia</text:p>
          </table:table-cell>
          <table:table-cell table:style-name="ce20" table:formula="of:=[.Q15]" office:value-type="float" office:value="-5.44E-016" calcext:value-type="float">
            <text:p>-5,44E-16</text:p>
          </table:table-cell>
          <table:table-cell table:style-name="ce20" table:formula="of:=[.R15]" office:value-type="float" office:value="-1.15E-015" calcext:value-type="float">
            <text:p>-1,15E-15</text:p>
          </table:table-cell>
          <table:table-cell table:style-name="ce20" table:formula="of:=[.S15]" office:value-type="float" office:value="-8.35E-016" calcext:value-type="float">
            <text:p>-8,35E-16</text:p>
          </table:table-cell>
          <table:table-cell table:style-name="ce20" table:formula="of:=[.T15]" office:value-type="float" office:value="-7.6E-016" calcext:value-type="float">
            <text:p>-7,60E-16</text:p>
          </table:table-cell>
          <table:table-cell table:style-name="ce20" table:formula="of:=[.U18]" office:value-type="float" office:value="-1.28147E-015" calcext:value-type="float">
            <text:p>-1,28E-15</text:p>
          </table:table-cell>
          <table:table-cell table:style-name="ce20" table:formula="of:=[.V18]" office:value-type="float" office:value="-1.758E-015" calcext:value-type="float">
            <text:p>-1,76E-15</text:p>
          </table:table-cell>
          <table:table-cell table:style-name="ce20" table:formula="of:=[.W18]" office:value-type="float" office:value="-1.769E-015" calcext:value-type="float">
            <text:p>-1,77E-15</text:p>
          </table:table-cell>
          <table:table-cell table:style-name="ce20" table:formula="of:=[.X18]" office:value-type="float" office:value="-1.181E-015" calcext:value-type="float">
            <text:p>-1,18E-15</text:p>
          </table:table-cell>
          <table:table-cell table:style-name="ce20" table:formula="of:=[.Y18]" office:value-type="float" office:value="-1.624E-015" calcext:value-type="float">
            <text:p>-1,62E-1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PDP ou EDP</text:p>
          </table:table-cell>
          <table:table-cell table:style-name="ce21" table:formula="of:=[.D26]*[.D28]*-1" office:value-type="float" office:value="6.58691E-026" calcext:value-type="float">
            <text:p>6,59E-26</text:p>
          </table:table-cell>
          <table:table-cell table:style-name="ce21" table:formula="of:=[.E26]*[.E28]*-1" office:value-type="float" office:value="1.133141E-025" calcext:value-type="float">
            <text:p>1,13E-25</text:p>
          </table:table-cell>
          <table:table-cell table:style-name="ce21" table:formula="of:=[.F26]*[.F28]*-1" office:value-type="float" office:value="9.86136E-026" calcext:value-type="float">
            <text:p>9,86E-26</text:p>
          </table:table-cell>
          <table:table-cell table:style-name="ce21" table:formula="of:=[.G26]*[.G28]*-1" office:value-type="float" office:value="9.27376E-026" calcext:value-type="float">
            <text:p>9,27E-26</text:p>
          </table:table-cell>
          <table:table-cell table:style-name="ce21" table:formula="of:=[.H26]*[.H28]*-1" office:value-type="float" office:value="1.20147063E-025" calcext:value-type="float">
            <text:p>1,20E-25</text:p>
          </table:table-cell>
          <table:table-cell table:style-name="ce21" table:formula="of:=[.I26]*[.I28]*-1" office:value-type="float" office:value="1.725874E-025" calcext:value-type="float">
            <text:p>1,73E-25</text:p>
          </table:table-cell>
          <table:table-cell table:style-name="ce21" table:formula="of:=[.J26]*[.J28]*-1" office:value-type="float" office:value="1.60212E-025" calcext:value-type="float">
            <text:p>1,60E-25</text:p>
          </table:table-cell>
          <table:table-cell table:style-name="ce21" table:formula="of:=[.K26]*[.K28]*-1" office:value-type="float" office:value="1.3373505E-025" calcext:value-type="float">
            <text:p>1,34E-25</text:p>
          </table:table-cell>
          <table:table-cell table:style-name="ce21" table:formula="of:=[.L26]*[.L28]*-1" office:value-type="float" office:value="1.629255E-025" calcext:value-type="float">
            <text:p>1,63E-25</text:p>
          </table:table-cell>
          <table:table-cell/>
          <table:table-cell table:style-name="ce1"/>
          <table:table-cell table:style-name="ce5"/>
          <table:table-cell table:style-name="ce9" office:value-type="string" calcext:value-type="string">
            <text:p>EDP</text:p>
          </table:table-cell>
          <table:table-cell table:style-name="ce21" table:formula="of:=[.Q26]*[.Q28]*-1" office:value-type="float" office:value="7.072E-025" calcext:value-type="float">
            <text:p>7,07E-25</text:p>
          </table:table-cell>
          <table:table-cell table:style-name="ce21" table:formula="of:=[.R26]*[.R28]*-1" office:value-type="float" office:value="1.9895E-024" calcext:value-type="float">
            <text:p>1,99E-24</text:p>
          </table:table-cell>
          <table:table-cell table:style-name="ce21" table:formula="of:=[.S26]*[.S28]*-1" office:value-type="float" office:value="9.4355E-025" calcext:value-type="float">
            <text:p>9,44E-25</text:p>
          </table:table-cell>
          <table:table-cell table:style-name="ce21" table:formula="of:=[.T26]*[.T28]*-1" office:value-type="float" office:value="8.968E-025" calcext:value-type="float">
            <text:p>8,97E-25</text:p>
          </table:table-cell>
          <table:table-cell table:style-name="ce21" table:formula="of:=[.U26]*[.U28]*-1" office:value-type="float" office:value="1.24430737E-024" calcext:value-type="float">
            <text:p>1,24E-24</text:p>
          </table:table-cell>
          <table:table-cell table:style-name="ce21" table:formula="of:=[.V26]*[.V28]*-1" office:value-type="float" office:value="2.5491E-024" calcext:value-type="float">
            <text:p>2,55E-24</text:p>
          </table:table-cell>
          <table:table-cell table:style-name="ce21" table:formula="of:=[.W26]*[.W28]*-1" office:value-type="float" office:value="2.58274E-024" calcext:value-type="float">
            <text:p>2,58E-24</text:p>
          </table:table-cell>
          <table:table-cell table:style-name="ce21" table:formula="of:=[.X26]*[.X28]*-1" office:value-type="float" office:value="1.46444E-024" calcext:value-type="float">
            <text:p>1,46E-24</text:p>
          </table:table-cell>
          <table:table-cell table:style-name="ce21" table:formula="of:=[.Y26]*[.Y28]*-1" office:value-type="float" office:value="2.46848E-024" calcext:value-type="float">
            <text:p>2,47E-2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Atraso crítico</text:p>
          </table:table-cell>
          <table:table-cell table:style-name="ce22" table:formula="of:=LARGE([.D5:.D12];1)" office:value-type="float" office:value="0.00000000002563" calcext:value-type="float">
            <text:p>25,63E-12</text:p>
          </table:table-cell>
          <table:table-cell table:style-name="ce22" table:formula="of:=LARGE([.E5:.E12];1)" office:value-type="float" office:value="0.00000000002593" calcext:value-type="float">
            <text:p>25,93E-12</text:p>
          </table:table-cell>
          <table:table-cell table:style-name="ce22" table:formula="of:=LARGE([.F5:.F12];1)" office:value-type="float" office:value="0.00000000002417" calcext:value-type="float">
            <text:p>24,17E-12</text:p>
          </table:table-cell>
          <table:table-cell table:style-name="ce22" table:formula="of:=LARGE([.G5:.G12];1)" office:value-type="float" office:value="0.00000000002384" calcext:value-type="float">
            <text:p>23,84E-12</text:p>
          </table:table-cell>
          <table:table-cell table:style-name="ce22" table:formula="of:=LARGE([.H5:.H12];1)" office:value-type="float" office:value="0.0000000000178" calcext:value-type="float">
            <text:p>17,80E-12</text:p>
          </table:table-cell>
          <table:table-cell table:style-name="ce22" table:formula="of:=LARGE([.I5:.I12];1)" office:value-type="float" office:value="0.00000000002207" calcext:value-type="float">
            <text:p>22,07E-12</text:p>
          </table:table-cell>
          <table:table-cell table:style-name="ce22" table:formula="of:=LARGE([.J5:.J12];1)" office:value-type="float" office:value="0.00000000002054" calcext:value-type="float">
            <text:p>20,54E-12</text:p>
          </table:table-cell>
          <table:table-cell table:style-name="ce22" table:formula="of:=LARGE([.K5:.K12];1)" office:value-type="float" office:value="0.00000000002187" calcext:value-type="float">
            <text:p>21,87E-12</text:p>
          </table:table-cell>
          <table:table-cell table:style-name="ce22" table:formula="of:=LARGE([.L5:.L12];1)" office:value-type="float" office:value="0.00000000002311" calcext:value-type="float">
            <text:p>23,11E-12</text:p>
          </table:table-cell>
          <table:table-cell/>
          <table:table-cell table:style-name="ce1"/>
          <table:table-cell table:style-name="ce5"/>
          <table:table-cell table:style-name="ce9" office:value-type="string" calcext:value-type="string">
            <text:p>Atraso crítico</text:p>
          </table:table-cell>
          <table:table-cell table:style-name="ce21" table:formula="of:=LARGE([.Q5:.Q12];1)" office:value-type="float" office:value="0.0000000013" calcext:value-type="float">
            <text:p>1,30E-09</text:p>
          </table:table-cell>
          <table:table-cell table:style-name="ce21" table:formula="of:=LARGE([.R5:.R12];1)" office:value-type="float" office:value="0.00000000173" calcext:value-type="float">
            <text:p>1,73E-09</text:p>
          </table:table-cell>
          <table:table-cell table:style-name="ce21" table:formula="of:=LARGE([.S5:.S12];1)" office:value-type="float" office:value="0.00000000113" calcext:value-type="float">
            <text:p>1,13E-09</text:p>
          </table:table-cell>
          <table:table-cell table:style-name="ce21" table:formula="of:=LARGE([.T5:.T12];1)" office:value-type="float" office:value="0.00000000118" calcext:value-type="float">
            <text:p>1,18E-09</text:p>
          </table:table-cell>
          <table:table-cell table:style-name="ce21" table:formula="of:=LARGE([.U5:.U12];1)" office:value-type="float" office:value="0.000000000971" calcext:value-type="float">
            <text:p>9,71E-10</text:p>
          </table:table-cell>
          <table:table-cell table:style-name="ce21" table:formula="of:=LARGE([.V5:.V12];1)" office:value-type="float" office:value="0.00000000145" calcext:value-type="float">
            <text:p>1,45E-09</text:p>
          </table:table-cell>
          <table:table-cell table:style-name="ce21" table:formula="of:=LARGE([.W5:.W12];1)" office:value-type="float" office:value="0.00000000146" calcext:value-type="float">
            <text:p>1,46E-09</text:p>
          </table:table-cell>
          <table:table-cell table:style-name="ce21" table:formula="of:=LARGE([.X5:.X12];1)" office:value-type="float" office:value="0.00000000124" calcext:value-type="float">
            <text:p>1,24E-09</text:p>
          </table:table-cell>
          <table:table-cell table:style-name="ce21" table:formula="of:=LARGE([.Y5:.Y12];1)" office:value-type="float" office:value="0.00000000152" calcext:value-type="float">
            <text:p>1,52E-0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media</text:p>
          </table:table-cell>
          <table:table-cell table:style-name="ce20" table:formula="of:=SUM([.D5:.D12])/8" office:value-type="float" office:value="0.0000000000213125" calcext:value-type="float">
            <text:p>2,13E-11</text:p>
          </table:table-cell>
          <table:table-cell table:style-name="ce20" table:formula="of:=SUM([.E5:.E12])/8" office:value-type="float" office:value="0.00000000002290125" calcext:value-type="float">
            <text:p>2,29E-11</text:p>
          </table:table-cell>
          <table:table-cell table:style-name="ce20" table:formula="of:=SUM([.F5:.F12])/8" office:value-type="float" office:value="0.00000000001716375" calcext:value-type="float">
            <text:p>1,72E-11</text:p>
          </table:table-cell>
          <table:table-cell table:style-name="ce20" table:formula="of:=SUM([.G5:.G12])/8" office:value-type="float" office:value="0.00000000001855875" calcext:value-type="float">
            <text:p>1,86E-11</text:p>
          </table:table-cell>
          <table:table-cell table:style-name="ce20" table:formula="of:=SUM([.H5:.H12])/8" office:value-type="float" office:value="0.00000000001517125" calcext:value-type="float">
            <text:p>1,52E-11</text:p>
          </table:table-cell>
          <table:table-cell table:style-name="ce20" table:formula="of:=SUM([.I5:.I12])/8" office:value-type="float" office:value="0.0000000000188925" calcext:value-type="float">
            <text:p>1,89E-11</text:p>
          </table:table-cell>
          <table:table-cell table:style-name="ce20" table:formula="of:=SUM([.J5:.J12])/8" office:value-type="float" office:value="0.00000000001725" calcext:value-type="float">
            <text:p>1,73E-11</text:p>
          </table:table-cell>
          <table:table-cell table:style-name="ce20" table:formula="of:=SUM([.K5:.K12])/8" office:value-type="float" office:value="0.0000000000149475" calcext:value-type="float">
            <text:p>1,49E-11</text:p>
          </table:table-cell>
          <table:table-cell table:style-name="ce20" table:formula="of:=SUM([.L5:.L12])/8" office:value-type="float" office:value="0.00000000001835125" calcext:value-type="float">
            <text:p>1,84E-11</text:p>
          </table:table-cell>
          <table:table-cell/>
          <table:table-cell table:style-name="ce1"/>
          <table:table-cell table:style-name="ce5"/>
          <table:table-cell table:style-name="ce9" office:value-type="string" calcext:value-type="string">
            <text:p>media</text:p>
          </table:table-cell>
          <table:table-cell table:style-name="ce20" table:formula="of:=SUM([.Q5:.Q12])/8" office:value-type="float" office:value="0.000000000969625" calcext:value-type="float">
            <text:p>9,70E-10</text:p>
          </table:table-cell>
          <table:table-cell table:style-name="ce20" table:formula="of:=SUM([.R5:.R12])/8" office:value-type="float" office:value="0.00000000147625" calcext:value-type="float">
            <text:p>1,48E-09</text:p>
          </table:table-cell>
          <table:table-cell table:style-name="ce20" table:formula="of:=SUM([.S5:.S12])/8" office:value-type="float" office:value="0.0000000008895" calcext:value-type="float">
            <text:p>8,90E-10</text:p>
          </table:table-cell>
          <table:table-cell table:style-name="ce20" table:formula="of:=SUM([.T5:.T12])/8" office:value-type="float" office:value="0.000000000925" calcext:value-type="float">
            <text:p>9,25E-10</text:p>
          </table:table-cell>
          <table:table-cell table:style-name="ce20" table:formula="of:=SUM([.U5:.U12])/8" office:value-type="float" office:value="0.00000000081425" calcext:value-type="float">
            <text:p>8,14E-10</text:p>
          </table:table-cell>
          <table:table-cell table:style-name="ce20" table:formula="of:=SUM([.V5:.V12])/8" office:value-type="float" office:value="0.0000000012825" calcext:value-type="float">
            <text:p>1,28E-09</text:p>
          </table:table-cell>
          <table:table-cell table:style-name="ce20" table:formula="of:=SUM([.W5:.W12])/8" office:value-type="float" office:value="0.00000000127375" calcext:value-type="float">
            <text:p>1,27E-09</text:p>
          </table:table-cell>
          <table:table-cell table:style-name="ce20" table:formula="of:=SUM([.X5:.X12])/8" office:value-type="float" office:value="0.00000000077325" calcext:value-type="float">
            <text:p>7,73E-10</text:p>
          </table:table-cell>
          <table:table-cell table:style-name="ce20" table:formula="of:=SUM([.Y5:.Y12])/8" office:value-type="float" office:value="0.00000000122625" calcext:value-type="float">
            <text:p>1,23E-0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9" office:value-type="string" calcext:value-type="string">
            <text:p>Potencia</text:p>
          </table:table-cell>
          <table:table-cell table:style-name="ce20" table:number-columns-repeated="9"/>
          <table:table-cell/>
          <table:table-cell table:style-name="ce1"/>
          <table:table-cell table:style-name="ce5"/>
          <table:table-cell table:style-name="ce9" office:value-type="string" calcext:value-type="string">
            <text:p>Potencia</text:p>
          </table:table-cell>
          <table:table-cell table:style-name="ce20" table:number-columns-repeated="9"/>
          <table:table-cell table:number-columns-repeated="3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23" table:number-columns-repeated="9"/>
          <table:table-cell table:number-columns-repeated="3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style-name="ce24"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"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9" office:value-type="string" calcext:value-type="string"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9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9" office:value-type="string" calcext:value-type="string">
            <text:p>XOR V9</text:p>
          </table:table-cell>
          <table:table-cell table:number-columns-repeated="3"/>
          <table:table-cell table:style-name="ce9"/>
          <table:table-cell table:style-name="ce9" office:value-type="string" calcext:value-type="string">
            <text:p>XOR V1</text:p>
          </table:table-cell>
          <table:table-cell table:style-name="ce9" office:value-type="string" calcext:value-type="string">
            <text:p>XOR V2</text:p>
          </table:table-cell>
          <table:table-cell table:style-name="ce9" office:value-type="string" calcext:value-type="string">
            <text:p>XOR V3</text:p>
          </table:table-cell>
          <table:table-cell table:style-name="ce9" office:value-type="string" calcext:value-type="string">
            <text:p>XOR V4</text:p>
          </table:table-cell>
          <table:table-cell table:style-name="ce9" office:value-type="string" calcext:value-type="string">
            <text:p>XOR V5</text:p>
          </table:table-cell>
          <table:table-cell table:style-name="ce9" office:value-type="string" calcext:value-type="string">
            <text:p>XOR V6</text:p>
          </table:table-cell>
          <table:table-cell table:style-name="ce9" office:value-type="string" calcext:value-type="string">
            <text:p>XOR V7</text:p>
          </table:table-cell>
          <table:table-cell table:style-name="ce9" office:value-type="string" calcext:value-type="string">
            <text:p>XOR V8</text:p>
          </table:table-cell>
          <table:table-cell table:style-name="ce9" office:value-type="string" calcext:value-type="string">
            <text:p>XOR V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9" office:value-type="string" calcext:value-type="string">
            <office:annotation draw:style-name="gr5" draw:text-style-name="P3" svg:width="28.99mm" svg:height="21.76mm" svg:x="104.01mm" svg:y="170.65mm" draw:caption-point-x="-6.1mm" draw:caption-point-y="16.28mm">
              <dc:date>2018-11-12T00:00:00</dc:date>
              <text:p text:style-name="P2"><text:span text:style-name="T1">Fento= e-15</text:span></text:p>
              <text:p text:style-name="P2"><text:span text:style-name="T1"/></text:p>
              <text:p text:style-name="P2"><text:span text:style-name="T1">Dividi os valores por 1e-15 para simplificar</text:span></text:p>
            </office:annotation>
            <text:p>Energia</text:p>
          </table:table-cell>
          <table:table-cell table:style-name="ce25" table:formula="of:=[.D15]/1E-015" office:value-type="float" office:value="-2.57" calcext:value-type="float">
            <text:p>-2,57</text:p>
          </table:table-cell>
          <table:table-cell table:style-name="ce25" table:formula="of:=[.E15]/1E-015" office:value-type="float" office:value="-4.37" calcext:value-type="float">
            <text:p>-4,37</text:p>
          </table:table-cell>
          <table:table-cell table:style-name="ce25" table:formula="of:=[.F15]/1E-015" office:value-type="float" office:value="-4.08" calcext:value-type="float">
            <text:p>-4,08</text:p>
          </table:table-cell>
          <table:table-cell table:style-name="ce25" table:formula="of:=[.G15]/1E-015" office:value-type="float" office:value="-3.89" calcext:value-type="float">
            <text:p>-3,89</text:p>
          </table:table-cell>
          <table:table-cell table:style-name="ce28" table:formula="of:=[.H18]/1E-015" office:value-type="float" office:value="-6.749835" calcext:value-type="float">
            <text:p>-6,75</text:p>
          </table:table-cell>
          <table:table-cell table:style-name="ce25" table:formula="of:=[.I18]/1E-015" office:value-type="float" office:value="-7.82" calcext:value-type="float">
            <text:p>-7,82</text:p>
          </table:table-cell>
          <table:table-cell table:style-name="ce25" table:formula="of:=[.J18]/1E-015" office:value-type="float" office:value="-7.8" calcext:value-type="float">
            <text:p>-7,8</text:p>
          </table:table-cell>
          <table:table-cell table:style-name="ce28" table:formula="of:=[.K18]/1E-015" office:value-type="float" office:value="-6.115" calcext:value-type="float">
            <text:p>-6,12</text:p>
          </table:table-cell>
          <table:table-cell table:style-name="ce25" table:formula="of:=[.L18]/1E-015" office:value-type="float" office:value="-7.05" calcext:value-type="float">
            <text:p>-7,05</text:p>
          </table:table-cell>
          <table:table-cell table:number-columns-repeated="3"/>
          <table:table-cell table:style-name="ce44" office:value-type="string" calcext:value-type="string">
            <office:annotation draw:style-name="gr6" draw:text-style-name="P3" svg:width="28.99mm" svg:height="29.66mm" svg:x="590.73mm" svg:y="186.93mm" draw:caption-point-x="0mm" draw:caption-point-y="0mm">
              <dc:date>2018-11-14T00:00:00</dc:date>
              <text:p text:style-name="P2"><text:span text:style-name="T1">Fento = e-15</text:span></text:p>
              <text:p text:style-name="P2"><text:span text:style-name="T1"/></text:p>
              <text:p text:style-name="P2"><text:span text:style-name="T1">Dividi todos os valores por 1e-15 a fim de simplificar os dados</text:span></text:p>
            </office:annotation>
            <text:p>Energia</text:p>
            <text:p>(Near-Threshold)</text:p>
          </table:table-cell>
          <table:table-cell table:style-name="ce25" table:formula="of:=[.Q15]/1E-015" office:value-type="float" office:value="-0.544" calcext:value-type="float">
            <text:p>-0,544</text:p>
          </table:table-cell>
          <table:table-cell table:style-name="ce25" table:formula="of:=[.R15]/1E-015" office:value-type="float" office:value="-1.15" calcext:value-type="float">
            <text:p>-1,15</text:p>
          </table:table-cell>
          <table:table-cell table:style-name="ce25" table:formula="of:=[.S15]/1E-015" office:value-type="float" office:value="-0.835" calcext:value-type="float">
            <text:p>-0,835</text:p>
          </table:table-cell>
          <table:table-cell table:style-name="ce25" table:formula="of:=[.T15]/1E-015" office:value-type="float" office:value="-0.76" calcext:value-type="float">
            <text:p>-0,76</text:p>
          </table:table-cell>
          <table:table-cell table:style-name="ce28" table:formula="of:=[.U18]/1E-015" office:value-type="float" office:value="-1.28147" calcext:value-type="float">
            <text:p>-1,28</text:p>
          </table:table-cell>
          <table:table-cell table:style-name="ce28" table:formula="of:=[.V18]/1E-015" office:value-type="float" office:value="-1.758" calcext:value-type="float">
            <text:p>-1,76</text:p>
          </table:table-cell>
          <table:table-cell table:style-name="ce28" table:formula="of:=[.W18]/1E-015" office:value-type="float" office:value="-1.769" calcext:value-type="float">
            <text:p>-1,77</text:p>
          </table:table-cell>
          <table:table-cell table:style-name="ce28" table:formula="of:=[.X18]/1E-015" office:value-type="float" office:value="-1.181" calcext:value-type="float">
            <text:p>-1,18</text:p>
          </table:table-cell>
          <table:table-cell table:style-name="ce28" table:formula="of:=[.Y18]/1E-015" office:value-type="float" office:value="-1.624" calcext:value-type="float">
            <text:p>-1,6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1" office:value-type="string" calcext:value-type="string">
            <office:annotation draw:style-name="gr7" draw:text-style-name="P3" svg:width="28.99mm" svg:height="65.21mm" svg:x="104.01mm" svg:y="180.81mm" draw:caption-point-x="-6.1mm" draw:caption-point-y="16.28mm">
              <dc:date>2018-11-12T00:00:00</dc:date>
              <text:p text:style-name="P2"><text:span text:style-name="T1">Yocto = e-24</text:span></text:p>
              <text:p text:style-name="P2"><text:span text:style-name="T1"/></text:p>
              <text:p text:style-name="P2"><text:span text:style-name="T1">EDP = energy delay product</text:span></text:p>
              <text:p text:style-name="P2"><text:span text:style-name="T1"/></text:p>
              <text:p text:style-name="P2"><text:span text:style-name="T1">PDP = power delay product</text:span></text:p>
              <text:p text:style-name="P2"><text:span text:style-name="T1"/></text:p>
              <text:p text:style-name="P2"><text:span text:style-name="T1">EDP = vdd * atraso crítico</text:span></text:p>
              <text:p text:style-name="P2"><text:span text:style-name="T1"/></text:p>
              <text:p text:style-name="P2"><text:span text:style-name="T1">Dividi todos os valores por 1e-24 para simplificar os resultados</text:span></text:p>
            </office:annotation>
            <text:p>EDP</text:p>
          </table:table-cell>
          <table:table-cell table:style-name="ce26" table:formula="of:=[.D21]/1E-024" office:value-type="float" office:value="0.0658691" calcext:value-type="float">
            <text:p>0,0659</text:p>
          </table:table-cell>
          <table:table-cell table:style-name="ce26" table:formula="of:=[.E21]/1E-024" office:value-type="float" office:value="0.1133141" calcext:value-type="float">
            <text:p>0,1133</text:p>
          </table:table-cell>
          <table:table-cell table:style-name="ce26" table:formula="of:=[.F21]/1E-024" office:value-type="float" office:value="0.0986136" calcext:value-type="float">
            <text:p>0,0986</text:p>
          </table:table-cell>
          <table:table-cell table:style-name="ce26" table:formula="of:=[.G21]/1E-024" office:value-type="float" office:value="0.0927376" calcext:value-type="float">
            <text:p>0,0927</text:p>
          </table:table-cell>
          <table:table-cell table:style-name="ce26" table:formula="of:=[.H21]/1E-024" office:value-type="float" office:value="0.120147063" calcext:value-type="float">
            <text:p>0,1201</text:p>
          </table:table-cell>
          <table:table-cell table:style-name="ce26" table:formula="of:=[.I21]/1E-024" office:value-type="float" office:value="0.1725874" calcext:value-type="float">
            <text:p>0,1726</text:p>
          </table:table-cell>
          <table:table-cell table:style-name="ce26" table:formula="of:=[.J21]/1E-024" office:value-type="float" office:value="0.160212" calcext:value-type="float">
            <text:p>0,1602</text:p>
          </table:table-cell>
          <table:table-cell table:style-name="ce26" table:formula="of:=[.K21]/1E-024" office:value-type="float" office:value="0.13373505" calcext:value-type="float">
            <text:p>0,1337</text:p>
          </table:table-cell>
          <table:table-cell table:style-name="ce26" table:formula="of:=[.L21]/1E-024" office:value-type="float" office:value="0.1629255" calcext:value-type="float">
            <text:p>0,1629</text:p>
          </table:table-cell>
          <table:table-cell table:number-columns-repeated="3"/>
          <table:table-cell table:style-name="ce44" office:value-type="string" calcext:value-type="string">
            <office:annotation draw:style-name="gr6" draw:text-style-name="P3" svg:width="28.99mm" svg:height="29.66mm" svg:x="590.73mm" svg:y="197.09mm" draw:caption-point-x="0mm" draw:caption-point-y="0mm">
              <dc:date>2018-11-14T00:00:00</dc:date>
              <text:p text:style-name="P2"><text:span text:style-name="T1">Yocto = e-24</text:span></text:p>
              <text:p text:style-name="P2"><text:span text:style-name="T1"/></text:p>
              <text:p text:style-name="P2"><text:span text:style-name="T1">Dividi todos os valores por 1e-24 a fim de simplificar os dados</text:span></text:p>
            </office:annotation>
            <text:p>EDP</text:p>
            <text:p>(Near-Threshold)</text:p>
          </table:table-cell>
          <table:table-cell table:style-name="ce49" table:formula="of:=[.Q15]*[.Q20]*-1/1E-024" office:value-type="float" office:value="0.7072" calcext:value-type="float">
            <text:p>0,71</text:p>
          </table:table-cell>
          <table:table-cell table:style-name="ce49" table:formula="of:=[.R15]*[.R20]*-1/1E-024" office:value-type="float" office:value="1.9895" calcext:value-type="float">
            <text:p>1,99</text:p>
          </table:table-cell>
          <table:table-cell table:style-name="ce49" table:formula="of:=[.S15]*[.S20]*-1/1E-024" office:value-type="float" office:value="0.94355" calcext:value-type="float">
            <text:p>0,94</text:p>
          </table:table-cell>
          <table:table-cell table:style-name="ce49" table:formula="of:=[.T15]*[.T20]*-1/1E-024" office:value-type="float" office:value="0.8968" calcext:value-type="float">
            <text:p>0,90</text:p>
          </table:table-cell>
          <table:table-cell table:style-name="ce49" table:formula="of:=[.U18]*[.U20]*-1/1E-024" office:value-type="float" office:value="1.24430737" calcext:value-type="float">
            <text:p>1,24</text:p>
          </table:table-cell>
          <table:table-cell table:style-name="ce49" table:formula="of:=[.V18]*[.V20]*-1/1E-024" office:value-type="float" office:value="2.5491" calcext:value-type="float">
            <text:p>2,55</text:p>
          </table:table-cell>
          <table:table-cell table:style-name="ce49" table:formula="of:=[.W18]*[.W20]*-1/1E-024" office:value-type="float" office:value="2.58274" calcext:value-type="float">
            <text:p>2,58</text:p>
          </table:table-cell>
          <table:table-cell table:style-name="ce49" table:formula="of:=[.X18]*[.X20]*-1/1E-024" office:value-type="float" office:value="1.46444" calcext:value-type="float">
            <text:p>1,46</text:p>
          </table:table-cell>
          <table:table-cell table:style-name="ce49" table:formula="of:=[.Y18]*[.Y20]*-1/1E-024" office:value-type="float" office:value="2.46848" calcext:value-type="float">
            <text:p>2,4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draw:style-name="gr6" draw:text-style-name="P3" svg:width="28.99mm" svg:height="29.66mm" svg:x="104.01mm" svg:y="190.96mm" draw:caption-point-x="-6.1mm" draw:caption-point-y="17.4mm">
              <dc:date>2018-11-12T00:00:00</dc:date>
              <text:p text:style-name="P2"><text:span text:style-name="T1">Pico = e-12</text:span></text:p>
              <text:p text:style-name="P2"><text:span text:style-name="T1"/></text:p>
              <text:p text:style-name="P2"><text:span text:style-name="T1">Dividi todos os valores por 1e-12 para simplificar os resultados</text:span></text:p>
            </office:annotation>
            <text:p>Atraso crítico</text:p>
          </table:table-cell>
          <table:table-cell table:style-name="ce27" table:formula="of:=LARGE([.D5:.D12];1)/0.000000000001" office:value-type="float" office:value="25.63" calcext:value-type="float">
            <text:p>25,63</text:p>
          </table:table-cell>
          <table:table-cell table:style-name="ce27" table:formula="of:=LARGE([.E5:.E12];1)/0.000000000001" office:value-type="float" office:value="25.93" calcext:value-type="float">
            <text:p>25,93</text:p>
          </table:table-cell>
          <table:table-cell table:style-name="ce27" table:formula="of:=LARGE([.F5:.F12];1)/0.000000000001" office:value-type="float" office:value="24.17" calcext:value-type="float">
            <text:p>24,17</text:p>
          </table:table-cell>
          <table:table-cell table:style-name="ce27" table:formula="of:=LARGE([.G5:.G12];1)/0.000000000001" office:value-type="float" office:value="23.84" calcext:value-type="float">
            <text:p>23,84</text:p>
          </table:table-cell>
          <table:table-cell table:style-name="ce27" table:formula="of:=LARGE([.H5:.H12];1)/0.000000000001" office:value-type="float" office:value="17.8" calcext:value-type="float">
            <text:p>17,8</text:p>
          </table:table-cell>
          <table:table-cell table:style-name="ce27" table:formula="of:=LARGE([.I5:.I12];1)/0.000000000001" office:value-type="float" office:value="22.07" calcext:value-type="float">
            <text:p>22,07</text:p>
          </table:table-cell>
          <table:table-cell table:style-name="ce27" table:formula="of:=LARGE([.J5:.J12];1)/0.000000000001" office:value-type="float" office:value="20.54" calcext:value-type="float">
            <text:p>20,54</text:p>
          </table:table-cell>
          <table:table-cell table:style-name="ce27" table:formula="of:=LARGE([.K5:.K12];1)/0.000000000001" office:value-type="float" office:value="21.87" calcext:value-type="float">
            <text:p>21,87</text:p>
          </table:table-cell>
          <table:table-cell table:style-name="ce27" table:formula="of:=LARGE([.L5:.L12];1)/0.000000000001" office:value-type="float" office:value="23.11" calcext:value-type="float">
            <text:p>23,11</text:p>
          </table:table-cell>
          <table:table-cell table:number-columns-repeated="3"/>
          <table:table-cell table:style-name="ce9" office:value-type="string" calcext:value-type="string">
            <office:annotation draw:style-name="gr6" draw:text-style-name="P3" svg:width="28.99mm" svg:height="29.66mm" svg:x="590.73mm" svg:y="207.25mm" draw:caption-point-x="0mm" draw:caption-point-y="1.11mm">
              <dc:date>2018-11-14T00:00:00</dc:date>
              <text:p text:style-name="P2"><text:span text:style-name="T1">Nano = e-9</text:span></text:p>
              <text:p text:style-name="P2"><text:span text:style-name="T1"/></text:p>
              <text:p text:style-name="P2"><text:span text:style-name="T1">Dividi todos os valores por 1e-9 a fim de simplificar os dados</text:span></text:p>
            </office:annotation>
            <text:p>Atraso crítico</text:p>
          </table:table-cell>
          <table:table-cell table:style-name="ce49" table:formula="of:=LARGE([.Q5:.Q12];1)/0.000000001" office:value-type="float" office:value="1.3" calcext:value-type="float">
            <text:p>1,30</text:p>
          </table:table-cell>
          <table:table-cell table:style-name="ce49" table:formula="of:=LARGE([.R5:.R12];1)/0.000000001" office:value-type="float" office:value="1.73" calcext:value-type="float">
            <text:p>1,73</text:p>
          </table:table-cell>
          <table:table-cell table:style-name="ce49" table:formula="of:=LARGE([.S5:.S12];1)/0.000000001" office:value-type="float" office:value="1.13" calcext:value-type="float">
            <text:p>1,13</text:p>
          </table:table-cell>
          <table:table-cell table:style-name="ce49" table:formula="of:=LARGE([.T5:.T12];1)/0.000000001" office:value-type="float" office:value="1.18" calcext:value-type="float">
            <text:p>1,18</text:p>
          </table:table-cell>
          <table:table-cell table:style-name="ce49" table:formula="of:=LARGE([.U5:.U12];1)/0.000000001" office:value-type="float" office:value="0.971" calcext:value-type="float">
            <text:p>0,97</text:p>
          </table:table-cell>
          <table:table-cell table:style-name="ce49" table:formula="of:=LARGE([.V5:.V12];1)/0.000000001" office:value-type="float" office:value="1.45" calcext:value-type="float">
            <text:p>1,45</text:p>
          </table:table-cell>
          <table:table-cell table:style-name="ce49" table:formula="of:=LARGE([.W5:.W12];1)/0.000000001" office:value-type="float" office:value="1.46" calcext:value-type="float">
            <text:p>1,46</text:p>
          </table:table-cell>
          <table:table-cell table:style-name="ce49" table:formula="of:=LARGE([.X5:.X12];1)/0.000000001" office:value-type="float" office:value="1.24" calcext:value-type="float">
            <text:p>1,24</text:p>
          </table:table-cell>
          <table:table-cell table:style-name="ce49" table:formula="of:=LARGE([.Y5:.Y12];1)/0.000000001" office:value-type="float" office:value="1.52" calcext:value-type="float">
            <text:p>1,5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draw:style-name="gr8" draw:text-style-name="P3" svg:width="28.99mm" svg:height="49.41mm" svg:x="104.01mm" svg:y="196.66mm" draw:caption-point-x="-6.1mm" draw:caption-point-y="17.39mm">
              <dc:date>2018-11-12T00:00:00</dc:date>
              <text:p text:style-name="P2"><text:span text:style-name="T1">Pico = e-12</text:span></text:p>
              <text:p text:style-name="P2"><text:span text:style-name="T1"/></text:p>
              <text:p text:style-name="P2"><text:span text:style-name="T1">Calcula a media dos valores dos atrasos da minha porta</text:span></text:p>
              <text:p text:style-name="P2"><text:span text:style-name="T1"/></text:p>
              <text:p text:style-name="P2"><text:span text:style-name="T1">Dividi todos os valores por 1e-12 para simplificar os resultados</text:span></text:p>
            </office:annotation>
            <text:p>media</text:p>
          </table:table-cell>
          <table:table-cell table:style-name="ce28" table:formula="of:=SUM([.D5:.D12])/8/0.000000000001" office:value-type="float" office:value="21.3125" calcext:value-type="float">
            <text:p>21,31</text:p>
          </table:table-cell>
          <table:table-cell table:style-name="ce28" table:formula="of:=SUM([.E5:.E12])/8/0.000000000001" office:value-type="float" office:value="22.90125" calcext:value-type="float">
            <text:p>22,90</text:p>
          </table:table-cell>
          <table:table-cell table:style-name="ce28" table:formula="of:=SUM([.F5:.F12])/8/0.000000000001" office:value-type="float" office:value="17.16375" calcext:value-type="float">
            <text:p>17,16</text:p>
          </table:table-cell>
          <table:table-cell table:style-name="ce28" table:formula="of:=SUM([.G5:.G12])/8/0.000000000001" office:value-type="float" office:value="18.55875" calcext:value-type="float">
            <text:p>18,56</text:p>
          </table:table-cell>
          <table:table-cell table:style-name="ce28" table:formula="of:=SUM([.H5:.H12])/8/0.000000000001" office:value-type="float" office:value="15.17125" calcext:value-type="float">
            <text:p>15,17</text:p>
          </table:table-cell>
          <table:table-cell table:style-name="ce28" table:formula="of:=SUM([.I5:.I12])/8/0.000000000001" office:value-type="float" office:value="18.8925" calcext:value-type="float">
            <text:p>18,89</text:p>
          </table:table-cell>
          <table:table-cell table:style-name="ce28" table:formula="of:=SUM([.J5:.J12])/8/0.000000000001" office:value-type="float" office:value="17.25" calcext:value-type="float">
            <text:p>17,25</text:p>
          </table:table-cell>
          <table:table-cell table:style-name="ce28" table:formula="of:=SUM([.K5:.K12])/8/0.000000000001" office:value-type="float" office:value="14.9475" calcext:value-type="float">
            <text:p>14,95</text:p>
          </table:table-cell>
          <table:table-cell table:style-name="ce28" table:formula="of:=SUM([.L5:.L12])/8/0.000000000001" office:value-type="float" office:value="18.35125" calcext:value-type="float">
            <text:p>18,35</text:p>
          </table:table-cell>
          <table:table-cell table:number-columns-repeated="3"/>
          <table:table-cell table:style-name="ce9" office:value-type="string" calcext:value-type="string">
            <office:annotation draw:style-name="gr6" draw:text-style-name="P3" svg:width="28.99mm" svg:height="29.66mm" svg:x="590.73mm" svg:y="212.94mm" draw:caption-point-x="0mm" draw:caption-point-y="1.11mm">
              <dc:date>2018-11-14T00:00:00</dc:date>
              <text:p text:style-name="P2"><text:span text:style-name="T1">Nano = e-9</text:span></text:p>
              <text:p text:style-name="P2"><text:span text:style-name="T1"/></text:p>
              <text:p text:style-name="P2"><text:span text:style-name="T1">Dividi todos os valores por 1e-9 a fim de simplificar os resultados</text:span></text:p>
            </office:annotation>
            <text:p>media</text:p>
          </table:table-cell>
          <table:table-cell table:style-name="ce28" table:formula="of:=SUM([.Q5:.Q12])/8/0.000000001" office:value-type="float" office:value="0.969625" calcext:value-type="float">
            <text:p>0,97</text:p>
          </table:table-cell>
          <table:table-cell table:style-name="ce28" table:formula="of:=SUM([.R5:.R12])/8/0.000000001" office:value-type="float" office:value="1.47625" calcext:value-type="float">
            <text:p>1,48</text:p>
          </table:table-cell>
          <table:table-cell table:style-name="ce28" table:formula="of:=SUM([.S5:.S12])/8/0.000000001" office:value-type="float" office:value="0.8895" calcext:value-type="float">
            <text:p>0,89</text:p>
          </table:table-cell>
          <table:table-cell table:style-name="ce28" table:formula="of:=SUM([.T5:.T12])/8/0.000000001" office:value-type="float" office:value="0.925" calcext:value-type="float">
            <text:p>0,93</text:p>
          </table:table-cell>
          <table:table-cell table:style-name="ce28" table:formula="of:=SUM([.U5:.U12])/8/0.000000001" office:value-type="float" office:value="0.81425" calcext:value-type="float">
            <text:p>0,81</text:p>
          </table:table-cell>
          <table:table-cell table:style-name="ce28" table:formula="of:=SUM([.V5:.V12])/8/0.000000001" office:value-type="float" office:value="1.2825" calcext:value-type="float">
            <text:p>1,28</text:p>
          </table:table-cell>
          <table:table-cell table:style-name="ce28" table:formula="of:=SUM([.W5:.W12])/8/0.000000001" office:value-type="float" office:value="1.27375" calcext:value-type="float">
            <text:p>1,27</text:p>
          </table:table-cell>
          <table:table-cell table:style-name="ce28" table:formula="of:=SUM([.X5:.X12])/8/0.000000001" office:value-type="float" office:value="0.77325" calcext:value-type="float">
            <text:p>0,77</text:p>
          </table:table-cell>
          <table:table-cell table:style-name="ce28" table:formula="of:=SUM([.Y5:.Y12])/8/0.000000001" office:value-type="float" office:value="1.22625" calcext:value-type="float">
            <text:p>1,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draw:style-name="gr6" draw:text-style-name="P3" svg:width="28.99mm" svg:height="29.66mm" svg:x="104.01mm" svg:y="203.54mm" draw:caption-point-x="-6.1mm" draw:caption-point-y="16.21mm">
              <dc:date>2018-11-14T00:00:00</dc:date>
              <text:p text:style-name="P2"><text:span text:style-name="T1">Nano = e-9</text:span></text:p>
              <text:p text:style-name="P2"><text:span text:style-name="T1"/></text:p>
              <text:p text:style-name="P2"><text:span text:style-name="T1">Dividi todos os valores por 1e-9 a fim de simplificar os valores</text:span></text:p>
            </office:annotation>
            <text:p>Power</text:p>
          </table:table-cell>
          <table:table-cell table:style-name="ce28" table:number-columns-repeated="9"/>
          <table:table-cell table:number-columns-repeated="3"/>
          <table:table-cell table:style-name="ce9"/>
          <table:table-cell table:style-name="ce28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ce29" table:number-columns-repeated="3"/>
          <table:table-cell/>
          <table:table-cell table:style-name="ce2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ce45" table:number-columns-repeated="10"/>
          <table:table-cell/>
          <table:table-cell table:style-name="ce55" office:value-type="string" calcext:value-type="string" table:number-columns-spanned="2" table:number-rows-spanned="1">
            <text:p>Energia = Joules</text:p>
          </table:table-cell>
          <table:covered-table-cell/>
        </table:table-row>
        <table:table-row table:style-name="ro5">
          <table:table-cell/>
          <table:table-cell table:style-name="ce6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  <table:table-row table:style-name="ro5">
          <table:table-cell/>
          <table:table-cell table:style-name="ce6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55" office:value-type="string" calcext:value-type="string" table:number-columns-spanned="2" table:number-rows-spanned="1">
            <text:p>EDP = Joules*Tempo</text:p>
          </table:table-cell>
          <table:covered-table-cell/>
        </table:table-row>
        <table:table-row table:style-name="ro5">
          <table:table-cell/>
          <table:table-cell table:style-name="ce6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1" number:title="Definido pelo usuário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5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8">
      <number:scientific-number number:decimal-places="6" loext:min-decimal-places="6" number:min-integer-digits="1" number:min-exponent-digits="2" loext:exponent-interval="3" loext:forced-exponent-sign="true"/>
    </number:number-style>
    <number:number-style style:name="N119">
      <number:scientific-number number:decimal-places="6" loext:min-decimal-places="6" number:min-integer-digits="2" number:min-exponent-digits="2" loext:exponent-interval="2" loext:forced-exponent-sign="true"/>
    </number:number-style>
    <number:number-style style:name="N120">
      <number:scientific-number number:decimal-places="6" loext:min-decimal-places="6" number:min-integer-digits="3" number:min-exponent-digits="2" loext:exponent-interval="3" loext:forced-exponent-sign="true"/>
    </number:number-style>
    <number:number-style style:name="N121">
      <number:scientific-number number:decimal-places="6" loext:min-decimal-places="6" number:min-integer-digits="2" number:min-exponent-digits="2" loext:exponent-interval="3" loext:forced-exponent-sign="true"/>
    </number:number-style>
    <number:number-style style:name="N122">
      <number:number number:decimal-places="0" loext:min-decimal-places="0" number:min-integer-digits="2"/>
    </number:number-style>
    <number:number-style style:name="N12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4">
      <number:scientific-number number:decimal-places="3" loext:min-decimal-places="3" number:min-integer-digits="2" number:min-exponent-digits="2" loext:exponent-interval="2" loext:forced-exponent-sign="true"/>
    </number:number-style>
    <number:number-style style:name="N125">
      <number:scientific-number number:decimal-places="4" loext:min-decimal-places="4" number:min-integer-digits="2" number:min-exponent-digits="2" loext:exponent-interval="2" loext:forced-exponent-sign="true"/>
    </number:number-style>
    <number:number-style style:name="N126">
      <number:scientific-number number:decimal-places="5" loext:min-decimal-places="5" number:min-integer-digits="2" number:min-exponent-digits="2" loext:exponent-interval="2" loext:forced-exponent-sign="true"/>
    </number:number-style>
    <number:number-style style:name="N127">
      <number:number number:decimal-places="2" loext:min-decimal-places="2" number:min-integer-digits="5" number:grouping="true"/>
    </number:number-style>
    <number:number-style style:name="N128">
      <number:number number:decimal-places="2" loext:min-decimal-places="2" number:min-integer-digits="5"/>
    </number:number-style>
    <number:number-style style:name="N129">
      <number:scientific-number number:decimal-places="5" loext:min-decimal-places="5" number:min-integer-digits="2" number:min-exponent-digits="2" loext:exponent-interval="3" loext:forced-exponent-sign="true"/>
    </number:number-style>
    <number:number-style style:name="N130">
      <number:scientific-number number:decimal-places="4" loext:min-decimal-places="4" number:min-integer-digits="2" number:min-exponent-digits="2" loext:exponent-interval="3" loext:forced-exponent-sign="true"/>
    </number:number-style>
    <number:number-style style:name="N131">
      <number:scientific-number number:decimal-places="3" loext:min-decimal-places="3" number:min-integer-digits="2" number:min-exponent-digits="2" loext:exponent-interval="3" loext:forced-exponent-sign="true"/>
    </number:number-style>
    <number:number-style style:name="N132">
      <number:scientific-number number:decimal-places="2" loext:min-decimal-places="2" number:min-integer-digits="2" number:min-exponent-digits="2" loext:exponent-interval="3" loext:forced-exponent-sign="true"/>
    </number:number-style>
    <number:number-style style:name="N133">
      <number:scientific-number number:decimal-places="1" loext:min-decimal-places="1" number:min-integer-digits="2" number:min-exponent-digits="2" loext:exponent-interval="3" loext:forced-exponent-sign="true"/>
    </number:number-style>
    <number:number-style style:name="N134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8:51:27.634984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08:18:41.815016543</meta:creation-date>
    <dc:date>2018-11-20T20:06:07.890832583</dc:date>
    <meta:editing-duration>PT13H27M52S</meta:editing-duration>
    <meta:editing-cycles>167</meta:editing-cycles>
    <meta:generator>LibreOffice/5.1.6.2$Linux_X86_64 LibreOffice_project/10m0$Build-2</meta:generator>
    <meta:document-statistic meta:table-count="1" meta:cell-count="555" meta:object-count="19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091cm" svg:y="0.316cm" chart:style-name="ch2">
          <text:p>Média dos atrasos</text:p>
        </chart:title>
        <chart:legend chart:legend-position="end" svg:x="14.319cm" svg:y="4.201cm" style:legend-expansion="high" chart:style-name="ch3"/>
        <chart:plot-area chart:style-name="ch4" table:cell-range-address="XOR.D33:XOR.L33 XOR.C37:XOR.L37" chart:data-source-has-labels="both" svg:x="1.331cm" svg:y="1.275cm" svg:width="12.668cm" svg:height="6.564cm">
          <chartooo:coordinate-region svg:x="5.129cm" svg:y="2.11cm" svg:width="5.072cm" svg:height="5.072cm"/>
          <chart:axis chart:dimension="x" chart:name="primary-x" chart:style-name="ch5" chartooo:axis-type="auto">
            <chartooo:date-scale/>
            <chart:title svg:x="6.417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5.54cm" chart:style-name="ch8">
              <text:p>tempo (e-12)</text:p>
            </chart:title>
            <chart:grid chart:style-name="ch9" chart:class="major"/>
          </chart:axis>
          <chart:series chart:style-name="ch10" chart:values-cell-range-address="XOR.D37:XOR.L37" chart:label-cell-address="XOR.C37:XOR.C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XOR.C37:XOR.C37</svg:desc>
                </draw:g>
              </table:table-cell>
              <table:table-cell office:value-type="float" office:value="21.3125">
                <text:p>21.3125</text:p>
                <draw:g>
                  <svg:desc>XOR.D37:XOR.L37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18.55875">
                <text:p>18.5587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7.25">
                <text:p>17.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025cm" svg:y="0.316cm" chart:style-name="ch2">
          <text:p>Energia consumida</text:p>
        </chart:title>
        <chart:legend chart:legend-position="end" svg:x="12.705cm" svg:y="4.002cm" style:legend-expansion="high" chart:style-name="ch3"/>
        <chart:plot-area chart:style-name="ch4" table:cell-range-address="XOR.P33:XOR.Y34" chart:data-source-has-labels="both" svg:x="1.331cm" svg:y="1.275cm" svg:width="11.054cm" svg:height="6.564cm">
          <chartooo:coordinate-region svg:x="4.322cm" svg:y="2.11cm" svg:width="5.072cm" svg:height="5.072cm"/>
          <chart:axis chart:dimension="x" chart:name="primary-x" chart:style-name="ch5" chartooo:axis-type="auto">
            <chartooo:date-scale/>
            <chart:title svg:x="5.61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5">
            <chart:title svg:x="0.451cm" svg:y="5.448cm" chart:style-name="ch7">
              <text:p>joule (e-15)</text:p>
            </chart:title>
            <chart:grid chart:style-name="ch8" chart:class="major"/>
          </chart:axis>
          <chart:series chart:style-name="ch9" chart:values-cell-range-address="XOR.Q34:XOR.Y34" chart:label-cell-address="XOR.P34:XOR.P34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
(Near-Threshold)</text:p>
                <draw:g>
                  <svg:desc>XOR.P34:XOR.P34</svg:desc>
                </draw:g>
              </table:table-cell>
              <table:table-cell office:value-type="float" office:value="-0.544">
                <text:p>-0.544</text:p>
                <draw:g>
                  <svg:desc>XOR.Q34:XOR.Y34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6">
                <text:p>-0.76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69">
                <text:p>-1.769</text:p>
              </table:table-cell>
              <table:table-cell office:value-type="float" office:value="-1.181">
                <text:p>-1.181</text:p>
              </table:table-cell>
              <table:table-cell office:value-type="float" office:value="-1.624">
                <text:p>-1.6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Energy Delay Product</text:p>
        </chart:title>
        <chart:legend chart:legend-position="end" svg:x="12.705cm" svg:y="4.002cm" style:legend-expansion="high" chart:style-name="ch3"/>
        <chart:plot-area chart:style-name="ch4" table:cell-range-address="XOR.Q33:XOR.Y33 XOR.P35:XOR.Y35" chart:data-source-has-labels="both" svg:x="1.331cm" svg:y="1.275cm" svg:width="11.054cm" svg:height="6.564cm">
          <chartooo:coordinate-region svg:x="4.322cm" svg:y="2.11cm" svg:width="5.072cm" svg:height="5.072cm"/>
          <chart:axis chart:dimension="x" chart:name="primary-x" chart:style-name="ch5" chartooo:axis-type="auto">
            <chartooo:date-scale/>
            <chart:title svg:x="5.61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6.003cm" chart:style-name="ch8">
              <text:p>Joule*tempo (e-24)</text:p>
            </chart:title>
            <chart:grid chart:style-name="ch9" chart:class="major"/>
          </chart:axis>
          <chart:series chart:style-name="ch10" chart:values-cell-range-address="XOR.Q35:XOR.Y35" chart:label-cell-address="XOR.P35:XOR.P35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
(Near-Threshold)</text:p>
                <draw:g>
                  <svg:desc>XOR.P35:XOR.P35</svg:desc>
                </draw:g>
              </table:table-cell>
              <table:table-cell office:value-type="float" office:value="0.7072">
                <text:p>0.7072</text:p>
                <draw:g>
                  <svg:desc>XOR.Q35:XOR.Y35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8968">
                <text:p>0.8968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274">
                <text:p>2.58274</text:p>
              </table:table-cell>
              <table:table-cell office:value-type="float" office:value="1.46444">
                <text:p>1.46444</text:p>
              </table:table-cell>
              <table:table-cell office:value-type="float" office:value="2.46848">
                <text:p>2.4684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581cm" svg:y="0.316cm" chart:style-name="ch2">
          <text:p>Atraso crítico</text:p>
        </chart:title>
        <chart:legend chart:legend-position="end" svg:x="13.181cm" svg:y="4.201cm" style:legend-expansion="high" chart:style-name="ch3"/>
        <chart:plot-area chart:style-name="ch4" table:cell-range-address="XOR.Q33:XOR.Y33 XOR.P36:XOR.Y36" chart:data-source-has-labels="both" svg:x="1.331cm" svg:y="1.275cm" svg:width="11.53cm" svg:height="6.564cm">
          <chartooo:coordinate-region svg:x="4.56cm" svg:y="2.11cm" svg:width="5.072cm" svg:height="5.072cm"/>
          <chart:axis chart:dimension="x" chart:name="primary-x" chart:style-name="ch5" chartooo:axis-type="auto">
            <chartooo:date-scale/>
            <chart:title svg:x="5.848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448cm" chart:style-name="ch8">
              <text:p>tempo (e-9)</text:p>
            </chart:title>
            <chart:grid chart:style-name="ch9" chart:class="major"/>
          </chart:axis>
          <chart:series chart:style-name="ch10" chart:values-cell-range-address="XOR.Q36:XOR.Y36" chart:label-cell-address="XOR.P36:XOR.P36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</text:p>
                <draw:g>
                  <svg:desc>XOR.P36:XOR.P36</svg:desc>
                </draw:g>
              </table:table-cell>
              <table:table-cell office:value-type="float" office:value="1.3">
                <text:p>1.3</text:p>
                <draw:g>
                  <svg:desc>XOR.Q36:XOR.Y36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091cm" svg:y="0.316cm" chart:style-name="ch2">
          <text:p>Média dos atrasos</text:p>
        </chart:title>
        <chart:legend chart:legend-position="end" svg:x="14.319cm" svg:y="4.201cm" style:legend-expansion="high" chart:style-name="ch3"/>
        <chart:plot-area chart:style-name="ch4" table:cell-range-address="XOR.Q33:XOR.Y33 XOR.P37:XOR.Y37" chart:data-source-has-labels="both" svg:x="1.331cm" svg:y="1.275cm" svg:width="12.668cm" svg:height="6.564cm">
          <chartooo:coordinate-region svg:x="5.129cm" svg:y="2.11cm" svg:width="5.072cm" svg:height="5.072cm"/>
          <chart:axis chart:dimension="x" chart:name="primary-x" chart:style-name="ch5" chartooo:axis-type="auto">
            <chartooo:date-scale/>
            <chart:title svg:x="6.417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448cm" chart:style-name="ch8">
              <text:p>tempo (e-9)</text:p>
            </chart:title>
            <chart:grid chart:style-name="ch9" chart:class="major"/>
          </chart:axis>
          <chart:series chart:style-name="ch10" chart:values-cell-range-address="XOR.Q37:XOR.Y37" chart:label-cell-address="XOR.P37:XOR.P37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XOR.P37:XOR.P37</svg:desc>
                </draw:g>
              </table:table-cell>
              <table:table-cell office:value-type="float" office:value="0.969625">
                <text:p>0.969625</text:p>
                <draw:g>
                  <svg:desc>XOR.Q37:XOR.Y37</svg:desc>
                </draw:g>
              </table:table-cell>
              <table:table-cell office:value-type="float" office:value="1.47625">
                <text:p>1.47625</text:p>
              </table:table-cell>
              <table:table-cell office:value-type="float" office:value="0.8895">
                <text:p>0.8895</text:p>
              </table:table-cell>
              <table:table-cell office:value-type="float" office:value="0.925">
                <text:p>0.925</text:p>
              </table:table-cell>
              <table:table-cell office:value-type="float" office:value="0.81425">
                <text:p>0.81425</text:p>
              </table:table-cell>
              <table:table-cell office:value-type="float" office:value="1.2825">
                <text:p>1.2825</text:p>
              </table:table-cell>
              <table:table-cell office:value-type="float" office:value="1.27375">
                <text:p>1.27375</text:p>
              </table:table-cell>
              <table:table-cell office:value-type="float" office:value="0.77325">
                <text:p>0.77325</text:p>
              </table:table-cell>
              <table:table-cell office:value-type="float" office:value="1.22625">
                <text:p>1.22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25cm" svg:y="0.316cm" chart:style-name="ch2">
          <text:p>Energia consumida</text:p>
        </chart:title>
        <chart:legend chart:legend-position="end" svg:x="14.081cm" svg:y="4.201cm" style:legend-expansion="high" chart:style-name="ch3"/>
        <chart:plot-area chart:style-name="ch4" table:cell-range-address="XOR.C33:XOR.L34" chart:data-source-has-labels="both" svg:x="1.331cm" svg:y="1.275cm" svg:width="12.43cm" svg:height="6.564cm">
          <chartooo:coordinate-region svg:x="1.873cm" svg:y="1.474cm" svg:width="11.888cm" svg:height="5.745cm"/>
          <chart:axis chart:dimension="x" chart:name="primary-x" chart:style-name="ch5" chartooo:axis-type="auto">
            <chartooo:date-scale/>
            <chart:title svg:x="6.298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5.487cm" chart:style-name="ch8">
              <text:p> joule (e-15)</text:p>
            </chart:title>
            <chart:grid chart:style-name="ch9" chart:class="major"/>
          </chart:axis>
          <chart:series chart:style-name="ch10" chart:values-cell-range-address="XOR.D34:XOR.L34" chart:label-cell-address="XOR.C34:XOR.C3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</text:p>
                <draw:g>
                  <svg:desc>XOR.C34:XOR.C34</svg:desc>
                </draw:g>
              </table:table-cell>
              <table:table-cell office:value-type="float" office:value="-2.57">
                <text:p>-2.57</text:p>
                <draw:g>
                  <svg:desc>XOR.D34:XOR.L34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89">
                <text:p>-3.8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8">
                <text:p>-7.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link-data-style-to-source="true" chart:data-label-number="value" chart:data-label-text="false" chart:data-label-symbol="fals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Energy Delay Product</text:p>
        </chart:title>
        <chart:legend chart:legend-position="end" svg:x="14.531cm" svg:y="4.201cm" style:legend-expansion="high" chart:style-name="ch3"/>
        <chart:plot-area chart:style-name="ch4" table:cell-range-address="XOR.D33:XOR.L33 XOR.C35:XOR.L35" chart:data-source-has-labels="both" svg:x="1.331cm" svg:y="1.275cm" svg:width="12.88cm" svg:height="6.564cm">
          <chartooo:coordinate-region svg:x="2.614cm" svg:y="1.474cm" svg:width="11.597cm" svg:height="5.718cm"/>
          <chart:axis chart:dimension="x" chart:name="primary-x" chart:style-name="ch5" chartooo:axis-type="auto">
            <chartooo:date-scale/>
            <chart:title svg:x="6.523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5.964cm" chart:style-name="ch8">
              <text:p>joule*tempo (e-24)</text:p>
            </chart:title>
            <chart:grid chart:style-name="ch9" chart:class="major"/>
          </chart:axis>
          <chart:series chart:style-name="ch10" chart:values-cell-range-address="XOR.D35:XOR.L35" chart:label-cell-address="XOR.C35:XOR.C35" chart:class="chart:bar">
            <chart:data-point chart:repeated="7"/>
            <chart:data-point chart:style-name="ch11"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</text:p>
                <draw:g>
                  <svg:desc>XOR.C35:XOR.C35</svg:desc>
                </draw:g>
              </table:table-cell>
              <table:table-cell office:value-type="float" office:value="0.0658691">
                <text:p>0.0658691</text:p>
                <draw:g>
                  <svg:desc>XOR.D35:XOR.L35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0927376">
                <text:p>0.0927376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60212">
                <text:p>0.160212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Atraso crítico</text:p>
        </chart:title>
        <chart:legend chart:legend-position="end" svg:x="13.181cm" svg:y="4.201cm" style:legend-expansion="high" chart:style-name="ch3"/>
        <chart:plot-area chart:style-name="ch4" table:cell-range-address="XOR.D33:XOR.L33 XOR.C36:XOR.L36" chart:data-source-has-labels="both" svg:x="1.331cm" svg:y="1.275cm" svg:width="11.53cm" svg:height="6.564cm">
          <chartooo:coordinate-region svg:x="1.952cm" svg:y="1.275cm" svg:width="10.909cm" svg:height="4.937cm"/>
          <chart:axis chart:dimension="x" chart:name="primary-x" chart:style-name="ch5" chartooo:axis-type="auto">
            <chartooo:date-scale/>
            <chart:title svg:x="5.848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5.54cm" chart:style-name="ch8">
              <text:p>tempo (e-12)</text:p>
            </chart:title>
            <chart:grid chart:style-name="ch9" chart:class="major"/>
          </chart:axis>
          <chart:series chart:style-name="ch10" chart:values-cell-range-address="XOR.D36:XOR.L36" chart:label-cell-address="XOR.C36:XOR.C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</text:p>
                <draw:g>
                  <svg:desc>XOR.C36:XOR.C36</svg:desc>
                </draw:g>
              </table:table-cell>
              <table:table-cell office:value-type="float" office:value="25.63">
                <text:p>25.63</text:p>
                <draw:g>
                  <svg:desc>XOR.D36:XOR.L36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23.84">
                <text:p>23.84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0.54">
                <text:p>20.54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center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Média dos atrasos</text:p>
        </chart:title>
        <chart:legend chart:legend-position="end" svg:x="14.319cm" svg:y="4.201cm" style:legend-expansion="high" chart:style-name="ch3"/>
        <chart:plot-area chart:style-name="ch4" table:cell-range-address="XOR.D33:XOR.L33 XOR.C37:XOR.L37" chart:data-source-has-labels="both" svg:x="1.331cm" svg:y="1.275cm" svg:width="12.668cm" svg:height="6.564cm">
          <chartooo:coordinate-region svg:x="2.429cm" svg:y="1.474cm" svg:width="11.57cm" svg:height="5.718cm"/>
          <chart:axis chart:dimension="x" chart:name="primary-x" chart:style-name="ch5" chartooo:axis-type="auto">
            <chartooo:date-scale/>
            <chart:title svg:x="6.417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5.54cm" chart:style-name="ch8">
              <text:p>tempo (e-12)</text:p>
            </chart:title>
            <chart:grid chart:style-name="ch9" chart:class="major"/>
          </chart:axis>
          <chart:series chart:style-name="ch10" chart:values-cell-range-address="XOR.D37:XOR.L37" chart:label-cell-address="XOR.C37:XOR.C3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XOR.C37:XOR.C37</svg:desc>
                </draw:g>
              </table:table-cell>
              <table:table-cell office:value-type="float" office:value="21.3125">
                <text:p>21.3125</text:p>
                <draw:g>
                  <svg:desc>XOR.D37:XOR.L37</svg:desc>
                </draw:g>
              </table:table-cell>
              <table:table-cell office:value-type="float" office:value="22.90125">
                <text:p>22.90125</text:p>
              </table:table-cell>
              <table:table-cell office:value-type="float" office:value="17.16375">
                <text:p>17.16375</text:p>
              </table:table-cell>
              <table:table-cell office:value-type="float" office:value="18.55875">
                <text:p>18.55875</text:p>
              </table:table-cell>
              <table:table-cell office:value-type="float" office:value="15.17125">
                <text:p>15.17125</text:p>
              </table:table-cell>
              <table:table-cell office:value-type="float" office:value="18.8925">
                <text:p>18.8925</text:p>
              </table:table-cell>
              <table:table-cell office:value-type="float" office:value="17.25">
                <text:p>17.25</text:p>
              </table:table-cell>
              <table:table-cell office:value-type="float" office:value="14.9475">
                <text:p>14.9475</text:p>
              </table:table-cell>
              <table:table-cell office:value-type="float" office:value="18.35125">
                <text:p>18.3512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center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63cm" svg:y="0.32cm" chart:style-name="ch2">
          <text:p>Energia Consumida</text:p>
        </chart:title>
        <chart:legend chart:legend-position="end" svg:x="12.705cm" svg:y="4.002cm" style:legend-expansion="high" chart:style-name="ch3"/>
        <chart:plot-area chart:style-name="ch4" table:cell-range-address="XOR.P33:XOR.Y34" chart:data-source-has-labels="both" svg:x="1.331cm" svg:y="1.275cm" svg:width="11.054cm" svg:height="6.564cm">
          <chartooo:coordinate-region svg:x="2.164cm" svg:y="1.275cm" svg:width="10.221cm" svg:height="5.03cm"/>
          <chart:axis chart:dimension="x" chart:name="primary-x" chart:style-name="ch5" chartooo:axis-type="auto">
            <chartooo:date-scale/>
            <chart:title svg:x="5.61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355cm" chart:style-name="ch8">
              <text:p>joule (e-9)</text:p>
            </chart:title>
            <chart:grid chart:style-name="ch9" chart:class="major"/>
          </chart:axis>
          <chart:series chart:style-name="ch10" chart:values-cell-range-address="XOR.Q34:XOR.Y34" chart:label-cell-address="XOR.P34:XOR.P34" chart:class="chart:bar">
            <chart:data-point chart:repeated="4"/>
            <chart:data-point chart:style-name="ch11" chart:repeated="3"/>
            <chart:data-point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
(Near-Threshold)</text:p>
                <draw:g>
                  <svg:desc>XOR.P34:XOR.P34</svg:desc>
                </draw:g>
              </table:table-cell>
              <table:table-cell office:value-type="float" office:value="-0.544">
                <text:p>-0.544</text:p>
                <draw:g>
                  <svg:desc>XOR.Q34:XOR.Y34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6">
                <text:p>-0.76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69">
                <text:p>-1.769</text:p>
              </table:table-cell>
              <table:table-cell office:value-type="float" office:value="-1.181">
                <text:p>-1.181</text:p>
              </table:table-cell>
              <table:table-cell office:value-type="float" office:value="-1.624">
                <text:p>-1.6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Energy Delay Product</text:p>
        </chart:title>
        <chart:legend chart:legend-position="end" svg:x="12.705cm" svg:y="4.002cm" style:legend-expansion="high" chart:style-name="ch3"/>
        <chart:plot-area chart:style-name="ch4" table:cell-range-address="XOR.Q33:XOR.Y33 XOR.P35:XOR.Y35" chart:data-source-has-labels="both" svg:x="1.331cm" svg:y="1.275cm" svg:width="11.054cm" svg:height="6.564cm">
          <chartooo:coordinate-region svg:x="2.243cm" svg:y="1.275cm" svg:width="10.142cm" svg:height="4.937cm"/>
          <chart:axis chart:dimension="x" chart:name="primary-x" chart:style-name="ch5" chartooo:axis-type="auto">
            <chartooo:date-scale/>
            <chart:title svg:x="5.61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964cm" chart:style-name="ch8">
              <text:p>joule*tempo (e-24)</text:p>
            </chart:title>
            <chart:grid chart:style-name="ch9" chart:class="major"/>
          </chart:axis>
          <chart:series chart:style-name="ch10" chart:values-cell-range-address="XOR.Q35:XOR.Y35" chart:label-cell-address="XOR.P35:XOR.P3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
(Near-Threshold)</text:p>
                <draw:g>
                  <svg:desc>XOR.P35:XOR.P35</svg:desc>
                </draw:g>
              </table:table-cell>
              <table:table-cell office:value-type="float" office:value="0.7072">
                <text:p>0.7072</text:p>
                <draw:g>
                  <svg:desc>XOR.Q35:XOR.Y35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8968">
                <text:p>0.8968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274">
                <text:p>2.58274</text:p>
              </table:table-cell>
              <table:table-cell office:value-type="float" office:value="1.46444">
                <text:p>1.46444</text:p>
              </table:table-cell>
              <table:table-cell office:value-type="float" office:value="2.46848">
                <text:p>2.4684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center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Atraso crítico</text:p>
        </chart:title>
        <chart:legend chart:legend-position="end" svg:x="13.181cm" svg:y="4.201cm" style:legend-expansion="high" chart:style-name="ch3"/>
        <chart:plot-area chart:style-name="ch4" table:cell-range-address="XOR.Q33:XOR.Y33 XOR.P36:XOR.Y36" chart:data-source-has-labels="both" svg:x="1.331cm" svg:y="1.275cm" svg:width="11.53cm" svg:height="6.564cm">
          <chartooo:coordinate-region svg:x="2.243cm" svg:y="1.275cm" svg:width="10.618cm" svg:height="4.937cm"/>
          <chart:axis chart:dimension="x" chart:name="primary-x" chart:style-name="ch5" chartooo:axis-type="auto">
            <chartooo:date-scale/>
            <chart:title svg:x="5.848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448cm" chart:style-name="ch8">
              <text:p>tempo (e-9)</text:p>
            </chart:title>
            <chart:grid chart:style-name="ch9" chart:class="major"/>
          </chart:axis>
          <chart:series chart:style-name="ch10" chart:values-cell-range-address="XOR.Q36:XOR.Y36" chart:label-cell-address="XOR.P36:XOR.P36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</text:p>
                <draw:g>
                  <svg:desc>XOR.P36:XOR.P36</svg:desc>
                </draw:g>
              </table:table-cell>
              <table:table-cell office:value-type="float" office:value="1.3">
                <text:p>1.3</text:p>
                <draw:g>
                  <svg:desc>XOR.Q36:XOR.Y36</svg:desc>
                </draw:g>
              </table:table-cell>
              <table:table-cell office:value-type="float" office:value="1.73">
                <text:p>1.73</text:p>
              </table:table-cell>
              <table:table-cell office:value-type="float" office:value="1.13">
                <text:p>1.13</text:p>
              </table:table-cell>
              <table:table-cell office:value-type="float" office:value="1.18">
                <text:p>1.18</text:p>
              </table:table-cell>
              <table:table-cell office:value-type="float" office:value="0.971">
                <text:p>0.971</text:p>
              </table:table-cell>
              <table:table-cell office:value-type="float" office:value="1.45">
                <text:p>1.45</text:p>
              </table:table-cell>
              <table:table-cell office:value-type="float" office:value="1.46">
                <text:p>1.46</text:p>
              </table:table-cell>
              <table:table-cell office:value-type="float" office:value="1.24">
                <text:p>1.24</text:p>
              </table:table-cell>
              <table:table-cell office:value-type="float" office:value="1.52">
                <text:p>1.5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center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91cm" svg:y="0.316cm" chart:style-name="ch2">
          <text:p>Média dos atrasos</text:p>
        </chart:title>
        <chart:legend chart:legend-position="end" svg:x="14.319cm" svg:y="4.201cm" style:legend-expansion="high" chart:style-name="ch3"/>
        <chart:plot-area chart:style-name="ch4" table:cell-range-address="XOR.Q33:XOR.Y33 XOR.P37:XOR.Y37" chart:data-source-has-labels="both" svg:x="1.331cm" svg:y="1.275cm" svg:width="12.668cm" svg:height="6.564cm">
          <chartooo:coordinate-region svg:x="2.243cm" svg:y="1.474cm" svg:width="11.756cm" svg:height="5.745cm"/>
          <chart:axis chart:dimension="x" chart:name="primary-x" chart:style-name="ch5" chartooo:axis-type="auto">
            <chartooo:date-scale/>
            <chart:title svg:x="6.417cm" svg:y="8.019cm" chart:style-name="ch6">
              <text:p>Implementações</text:p>
            </chart:title>
            <chart:categories table:cell-range-address="XOR.Q33:XOR.Y33"/>
          </chart:axis>
          <chart:axis chart:dimension="y" chart:name="primary-y" chart:style-name="ch7">
            <chart:title svg:x="0.451cm" svg:y="5.448cm" chart:style-name="ch8">
              <text:p>tempo (e-9)</text:p>
            </chart:title>
            <chart:grid chart:style-name="ch9" chart:class="major"/>
          </chart:axis>
          <chart:series chart:style-name="ch10" chart:values-cell-range-address="XOR.Q37:XOR.Y37" chart:label-cell-address="XOR.P37:XOR.P37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Q33:XOR.Y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media</text:p>
                <draw:g>
                  <svg:desc>XOR.P37:XOR.P37</svg:desc>
                </draw:g>
              </table:table-cell>
              <table:table-cell office:value-type="float" office:value="0.969625">
                <text:p>0.969625</text:p>
                <draw:g>
                  <svg:desc>XOR.Q37:XOR.Y37</svg:desc>
                </draw:g>
              </table:table-cell>
              <table:table-cell office:value-type="float" office:value="1.47625">
                <text:p>1.47625</text:p>
              </table:table-cell>
              <table:table-cell office:value-type="float" office:value="0.8895">
                <text:p>0.8895</text:p>
              </table:table-cell>
              <table:table-cell office:value-type="float" office:value="0.925">
                <text:p>0.925</text:p>
              </table:table-cell>
              <table:table-cell office:value-type="float" office:value="0.81425">
                <text:p>0.81425</text:p>
              </table:table-cell>
              <table:table-cell office:value-type="float" office:value="1.2825">
                <text:p>1.2825</text:p>
              </table:table-cell>
              <table:table-cell office:value-type="float" office:value="1.27375">
                <text:p>1.27375</text:p>
              </table:table-cell>
              <table:table-cell office:value-type="float" office:value="0.77325">
                <text:p>0.77325</text:p>
              </table:table-cell>
              <table:table-cell office:value-type="float" office:value="1.22625">
                <text:p>1.2262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9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9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85cm" svg:height="11.073cm" xlink:href=".." xlink:type="simple" chart:class="chart:line" chart:style-name="ch1">
        <chart:title svg:x="7.867cm" svg:y="0.357cm" chart:style-name="ch2">
          <text:p>Energia consumida</text:p>
        </chart:title>
        <chart:legend chart:legend-position="end" svg:x="16.39cm" svg:y="4.789cm" style:legend-expansion="high" chart:style-name="ch3"/>
        <chart:plot-area chart:style-name="ch4" table:cell-range-address="XOR.D33:XOR.L34 XOR.C33:XOR.C34 XOR.P34:XOR.Y34" chart:data-source-has-labels="both" svg:x="1.404cm" svg:y="1.357cm" svg:width="14.593cm" svg:height="8.514cm">
          <chartooo:coordinate-region svg:x="1.986cm" svg:y="1.556cm" svg:width="13.427cm" svg:height="7.695cm"/>
          <chart:axis chart:dimension="x" chart:name="primary-x" chart:style-name="ch5" chartooo:axis-type="auto">
            <chartooo:date-scale/>
            <chart:title svg:x="7.452cm" svg:y="10.092cm" chart:style-name="ch6">
              <text:p>Implementações</text:p>
            </chart:title>
            <chart:categories table:cell-range-address="XOR.D33:XOR.L33"/>
            <chart:grid chart:style-name="ch7" chart:class="major"/>
          </chart:axis>
          <chart:axis chart:dimension="y" chart:name="primary-y" chart:style-name="ch8">
            <chart:title svg:x="0.451cm" svg:y="6.505cm" chart:style-name="ch9">
              <text:p>joule (e-15)</text:p>
            </chart:title>
            <chart:grid chart:style-name="ch10" chart:class="major"/>
          </chart:axis>
          <chart:series chart:style-name="ch11" chart:values-cell-range-address="XOR.D34:XOR.L34" chart:label-cell-address="XOR.C34:XOR.C34" chart:class="chart:line">
            <chart:data-point chart:repeated="9"/>
          </chart:series>
          <chart:series chart:style-name="ch12" chart:values-cell-range-address="XOR.Q34:XOR.Y34" chart:label-cell-address="XOR.P34:XOR.P34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</text:p>
                <draw:g>
                  <svg:desc>XOR.C34:XOR.C34</svg:desc>
                </draw:g>
              </table:table-cell>
              <table:table-cell office:value-type="float" office:value="-2.57">
                <text:p>-2.57</text:p>
                <draw:g>
                  <svg:desc>XOR.D34:XOR.L34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89">
                <text:p>-3.8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8">
                <text:p>-7.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  <table:table-row>
              <table:table-cell office:value-type="string">
                <text:p>Energia
(Near-Threshold)</text:p>
                <draw:g>
                  <svg:desc>XOR.P34:XOR.P34</svg:desc>
                </draw:g>
              </table:table-cell>
              <table:table-cell office:value-type="float" office:value="-0.544">
                <text:p>-0.544</text:p>
                <draw:g>
                  <svg:desc>XOR.Q34:XOR.Y34</svg:desc>
                </draw:g>
              </table:table-cell>
              <table:table-cell office:value-type="float" office:value="-1.15">
                <text:p>-1.15</text:p>
              </table:table-cell>
              <table:table-cell office:value-type="float" office:value="-0.835">
                <text:p>-0.835</text:p>
              </table:table-cell>
              <table:table-cell office:value-type="float" office:value="-0.76">
                <text:p>-0.76</text:p>
              </table:table-cell>
              <table:table-cell office:value-type="float" office:value="-1.28147">
                <text:p>-1.28147</text:p>
              </table:table-cell>
              <table:table-cell office:value-type="float" office:value="-1.758">
                <text:p>-1.758</text:p>
              </table:table-cell>
              <table:table-cell office:value-type="float" office:value="-1.769">
                <text:p>-1.769</text:p>
              </table:table-cell>
              <table:table-cell office:value-type="float" office:value="-1.181">
                <text:p>-1.181</text:p>
              </table:table-cell>
              <table:table-cell office:value-type="float" office:value="-1.624">
                <text:p>-1.62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47cm" svg:y="0.316cm" chart:style-name="ch2">
          <text:p>Energy Delay Product</text:p>
        </chart:title>
        <chart:legend chart:legend-position="end" svg:x="12.116cm" svg:y="3.753cm" style:legend-expansion="high" chart:style-name="ch3"/>
        <chart:plot-area chart:style-name="ch4" table:cell-range-address="XOR.D33:XOR.L33 XOR.C35:XOR.L35 XOR.P35:XOR.Y35" chart:data-source-has-labels="both" svg:x="1.331cm" svg:y="1.275cm" svg:width="10.465cm" svg:height="6.564cm">
          <chartooo:coordinate-region svg:x="2.243cm" svg:y="1.275cm" svg:width="9.284cm" svg:height="4.937cm"/>
          <chart:axis chart:dimension="x" chart:name="primary-x" chart:style-name="ch5" chartooo:axis-type="auto">
            <chartooo:date-scale/>
            <chart:title svg:x="5.315cm" svg:y="8.019cm" chart:style-name="ch6">
              <text:p>Implementações</text:p>
            </chart:title>
            <chart:categories table:cell-range-address="XOR.D33:XOR.L33"/>
            <chart:grid chart:style-name="ch7" chart:class="major"/>
          </chart:axis>
          <chart:axis chart:dimension="y" chart:name="primary-y" chart:style-name="ch8">
            <chart:title svg:x="0.451cm" svg:y="5.964cm" chart:style-name="ch9">
              <text:p>joule*tempo (e-24)</text:p>
            </chart:title>
            <chart:grid chart:style-name="ch10" chart:class="major"/>
          </chart:axis>
          <chart:series chart:style-name="ch11" chart:values-cell-range-address="XOR.D35:XOR.L35" chart:label-cell-address="XOR.C35:XOR.C35" chart:class="chart:line">
            <chart:data-point chart:repeated="9"/>
          </chart:series>
          <chart:series chart:style-name="ch12" chart:values-cell-range-address="XOR.Q35:XOR.Y35" chart:label-cell-address="XOR.P35:XOR.P3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</text:p>
                <draw:g>
                  <svg:desc>XOR.C35:XOR.C35</svg:desc>
                </draw:g>
              </table:table-cell>
              <table:table-cell office:value-type="float" office:value="0.0658691">
                <text:p>0.0658691</text:p>
                <draw:g>
                  <svg:desc>XOR.D35:XOR.L35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0927376">
                <text:p>0.0927376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60212">
                <text:p>0.160212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  <table:table-row>
              <table:table-cell office:value-type="string">
                <text:p>EDP
(Near-Threshold)</text:p>
                <draw:g>
                  <svg:desc>XOR.P35:XOR.P35</svg:desc>
                </draw:g>
              </table:table-cell>
              <table:table-cell office:value-type="float" office:value="0.7072">
                <text:p>0.7072</text:p>
                <draw:g>
                  <svg:desc>XOR.Q35:XOR.Y35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8968">
                <text:p>0.8968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274">
                <text:p>2.58274</text:p>
              </table:table-cell>
              <table:table-cell office:value-type="float" office:value="1.46444">
                <text:p>1.46444</text:p>
              </table:table-cell>
              <table:table-cell office:value-type="float" office:value="2.46848">
                <text:p>2.4684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Fine_20_Dashed" svg:stroke-color="#b3b3b3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36cm" svg:height="10.149cm" xlink:href=".." xlink:type="simple" chart:class="chart:line" chart:style-name="ch1">
        <chart:title svg:x="7.465cm" svg:y="0.338cm" chart:style-name="ch2">
          <text:p>Energy Delay Product</text:p>
        </chart:title>
        <chart:legend chart:legend-position="end" svg:x="16.141cm" svg:y="4.327cm" style:legend-expansion="high" chart:style-name="ch3"/>
        <chart:plot-area chart:style-name="ch4" table:cell-range-address="XOR.D33:XOR.L33 XOR.C35:XOR.L35 XOR.P35:XOR.Y35" chart:data-source-has-labels="both" svg:x="1.399cm" svg:y="1.319cm" svg:width="14.354cm" svg:height="7.647cm">
          <chartooo:coordinate-region svg:x="2.311cm" svg:y="1.518cm" svg:width="12.858cm" svg:height="6.828cm"/>
          <chart:axis chart:dimension="x" chart:name="primary-x" chart:style-name="ch5" chartooo:axis-type="auto">
            <chartooo:date-scale/>
            <chart:title svg:x="7.328cm" svg:y="9.168cm" chart:style-name="ch6">
              <text:p>Implementações</text:p>
            </chart:title>
            <chart:categories table:cell-range-address="XOR.D33:XOR.L33"/>
            <chart:grid chart:style-name="ch7" chart:class="major"/>
          </chart:axis>
          <chart:axis chart:dimension="y" chart:name="primary-y" chart:style-name="ch8">
            <chart:title svg:x="0.451cm" svg:y="6.549cm" chart:style-name="ch9">
              <text:p>joule*tempo (e-24)</text:p>
            </chart:title>
            <chart:grid chart:style-name="ch10" chart:class="major"/>
          </chart:axis>
          <chart:series chart:style-name="ch11" chart:values-cell-range-address="XOR.D35:XOR.L35" chart:label-cell-address="XOR.C35:XOR.C35" chart:class="chart:line">
            <chart:data-point chart:repeated="9"/>
          </chart:series>
          <chart:series chart:style-name="ch12" chart:values-cell-range-address="XOR.Q35:XOR.Y35" chart:label-cell-address="XOR.P35:XOR.P3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</text:p>
                <draw:g>
                  <svg:desc>XOR.C35:XOR.C35</svg:desc>
                </draw:g>
              </table:table-cell>
              <table:table-cell office:value-type="float" office:value="0.0658691">
                <text:p>0.0658691</text:p>
                <draw:g>
                  <svg:desc>XOR.D35:XOR.L35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0927376">
                <text:p>0.0927376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60212">
                <text:p>0.160212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  <table:table-row>
              <table:table-cell office:value-type="string">
                <text:p>EDP
(Near-Threshold)</text:p>
                <draw:g>
                  <svg:desc>XOR.P35:XOR.P35</svg:desc>
                </draw:g>
              </table:table-cell>
              <table:table-cell office:value-type="float" office:value="0.7072">
                <text:p>0.7072</text:p>
                <draw:g>
                  <svg:desc>XOR.Q35:XOR.Y35</svg:desc>
                </draw:g>
              </table:table-cell>
              <table:table-cell office:value-type="float" office:value="1.9895">
                <text:p>1.9895</text:p>
              </table:table-cell>
              <table:table-cell office:value-type="float" office:value="0.94355">
                <text:p>0.94355</text:p>
              </table:table-cell>
              <table:table-cell office:value-type="float" office:value="0.8968">
                <text:p>0.8968</text:p>
              </table:table-cell>
              <table:table-cell office:value-type="float" office:value="1.24430737">
                <text:p>1.24430737</text:p>
              </table:table-cell>
              <table:table-cell office:value-type="float" office:value="2.5491">
                <text:p>2.5491</text:p>
              </table:table-cell>
              <table:table-cell office:value-type="float" office:value="2.58274">
                <text:p>2.58274</text:p>
              </table:table-cell>
              <table:table-cell office:value-type="float" office:value="1.46444">
                <text:p>1.46444</text:p>
              </table:table-cell>
              <table:table-cell office:value-type="float" office:value="2.46848">
                <text:p>2.4684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025cm" svg:y="0.316cm" chart:style-name="ch2">
          <text:p>Energia consumida</text:p>
        </chart:title>
        <chart:legend chart:legend-position="end" svg:x="14.081cm" svg:y="4.201cm" style:legend-expansion="high" chart:style-name="ch3"/>
        <chart:plot-area chart:style-name="ch4" table:cell-range-address="XOR.C33:XOR.L34" chart:data-source-has-labels="both" svg:x="1.331cm" svg:y="1.275cm" svg:width="12.43cm" svg:height="6.564cm">
          <chartooo:coordinate-region svg:x="5.01cm" svg:y="2.11cm" svg:width="5.072cm" svg:height="5.072cm"/>
          <chart:axis chart:dimension="x" chart:name="primary-x" chart:style-name="ch5" chartooo:axis-type="auto">
            <chartooo:date-scale/>
            <chart:title svg:x="6.298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5">
            <chart:title svg:x="0.451cm" svg:y="5.448cm" chart:style-name="ch7">
              <text:p>joule (e-15)</text:p>
            </chart:title>
            <chart:grid chart:style-name="ch8" chart:class="major"/>
          </chart:axis>
          <chart:series chart:style-name="ch9" chart:values-cell-range-address="XOR.D34:XOR.L34" chart:label-cell-address="XOR.C34:XOR.C34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nergia</text:p>
                <draw:g>
                  <svg:desc>XOR.C34:XOR.C34</svg:desc>
                </draw:g>
              </table:table-cell>
              <table:table-cell office:value-type="float" office:value="-2.57">
                <text:p>-2.57</text:p>
                <draw:g>
                  <svg:desc>XOR.D34:XOR.L34</svg:desc>
                </draw:g>
              </table:table-cell>
              <table:table-cell office:value-type="float" office:value="-4.37">
                <text:p>-4.37</text:p>
              </table:table-cell>
              <table:table-cell office:value-type="float" office:value="-4.08">
                <text:p>-4.08</text:p>
              </table:table-cell>
              <table:table-cell office:value-type="float" office:value="-3.89">
                <text:p>-3.89</text:p>
              </table:table-cell>
              <table:table-cell office:value-type="float" office:value="-6.749835">
                <text:p>-6.749835</text:p>
              </table:table-cell>
              <table:table-cell office:value-type="float" office:value="-7.82">
                <text:p>-7.82</text:p>
              </table:table-cell>
              <table:table-cell office:value-type="float" office:value="-7.8">
                <text:p>-7.8</text:p>
              </table:table-cell>
              <table:table-cell office:value-type="float" office:value="-6.115">
                <text:p>-6.115</text:p>
              </table:table-cell>
              <table:table-cell office:value-type="float" office:value="-7.05">
                <text:p>-7.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5.747cm" svg:y="0.316cm" chart:style-name="ch2">
          <text:p>Energy Delay Product</text:p>
        </chart:title>
        <chart:legend chart:legend-position="end" svg:x="14.531cm" svg:y="4.201cm" style:legend-expansion="high" chart:style-name="ch3"/>
        <chart:plot-area chart:style-name="ch4" table:cell-range-address="XOR.D33:XOR.L33 XOR.C35:XOR.L35" chart:data-source-has-labels="both" svg:x="1.331cm" svg:y="1.275cm" svg:width="12.88cm" svg:height="6.564cm">
          <chartooo:coordinate-region svg:x="5.235cm" svg:y="2.11cm" svg:width="5.072cm" svg:height="5.072cm"/>
          <chart:axis chart:dimension="x" chart:name="primary-x" chart:style-name="ch5" chartooo:axis-type="auto">
            <chartooo:date-scale/>
            <chart:title svg:x="6.523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7">
            <chart:title svg:x="0.451cm" svg:y="6.003cm" chart:style-name="ch8">
              <text:p>Joule*tempo (e-24)</text:p>
            </chart:title>
            <chart:grid chart:style-name="ch9" chart:class="major"/>
          </chart:axis>
          <chart:series chart:style-name="ch10" chart:values-cell-range-address="XOR.D35:XOR.L35" chart:label-cell-address="XOR.C35:XOR.C35" chart:class="chart:filled-rad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EDP</text:p>
                <draw:g>
                  <svg:desc>XOR.C35:XOR.C35</svg:desc>
                </draw:g>
              </table:table-cell>
              <table:table-cell office:value-type="float" office:value="0.0658691">
                <text:p>0.0658691</text:p>
                <draw:g>
                  <svg:desc>XOR.D35:XOR.L35</svg:desc>
                </draw:g>
              </table:table-cell>
              <table:table-cell office:value-type="float" office:value="0.1133141">
                <text:p>0.1133141</text:p>
              </table:table-cell>
              <table:table-cell office:value-type="float" office:value="0.0986136">
                <text:p>0.0986136</text:p>
              </table:table-cell>
              <table:table-cell office:value-type="float" office:value="0.0927376">
                <text:p>0.0927376</text:p>
              </table:table-cell>
              <table:table-cell office:value-type="float" office:value="0.120147063">
                <text:p>0.120147063</text:p>
              </table:table-cell>
              <table:table-cell office:value-type="float" office:value="0.1725874">
                <text:p>0.1725874</text:p>
              </table:table-cell>
              <table:table-cell office:value-type="float" office:value="0.160212">
                <text:p>0.160212</text:p>
              </table:table-cell>
              <table:table-cell office:value-type="float" office:value="0.13373505">
                <text:p>0.13373505</text:p>
              </table:table-cell>
              <table:table-cell office:value-type="float" office:value="0.1629255">
                <text:p>0.16292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filled-radar" chart:style-name="ch1">
        <chart:title svg:x="6.581cm" svg:y="0.316cm" chart:style-name="ch2">
          <text:p>Atraso crítico</text:p>
        </chart:title>
        <chart:legend chart:legend-position="end" svg:x="13.181cm" svg:y="4.201cm" style:legend-expansion="high" chart:style-name="ch3"/>
        <chart:plot-area chart:style-name="ch4" table:cell-range-address="XOR.D33:XOR.L33 XOR.C36:XOR.L36" chart:data-source-has-labels="both" svg:x="1.331cm" svg:y="1.275cm" svg:width="11.53cm" svg:height="6.564cm">
          <chartooo:coordinate-region svg:x="4.56cm" svg:y="2.11cm" svg:width="5.072cm" svg:height="5.072cm"/>
          <chart:axis chart:dimension="x" chart:name="primary-x" chart:style-name="ch5" chartooo:axis-type="auto">
            <chartooo:date-scale/>
            <chart:title svg:x="5.848cm" svg:y="8.019cm" chart:style-name="ch6">
              <text:p>Implementações</text:p>
            </chart:title>
            <chart:categories table:cell-range-address="XOR.D33:XOR.L33"/>
          </chart:axis>
          <chart:axis chart:dimension="y" chart:name="primary-y" chart:style-name="ch5">
            <chart:title svg:x="0.451cm" svg:y="5.54cm" chart:style-name="ch7">
              <text:p>tempo (e-12)</text:p>
            </chart:title>
            <chart:grid chart:style-name="ch8" chart:class="major"/>
          </chart:axis>
          <chart:series chart:style-name="ch9" chart:values-cell-range-address="XOR.D36:XOR.L36" chart:label-cell-address="XOR.C36:XOR.C36" chart:class="chart:filled-rad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OR V1</text:p>
                <draw:g>
                  <svg:desc>XOR.D33:XOR.L33</svg:desc>
                </draw:g>
              </table:table-cell>
              <table:table-cell office:value-type="string">
                <text:p>XOR V2</text:p>
              </table:table-cell>
              <table:table-cell office:value-type="string">
                <text:p>XOR V3</text:p>
              </table:table-cell>
              <table:table-cell office:value-type="string">
                <text:p>XOR V4</text:p>
              </table:table-cell>
              <table:table-cell office:value-type="string">
                <text:p>XOR V5</text:p>
              </table:table-cell>
              <table:table-cell office:value-type="string">
                <text:p>XOR V6</text:p>
              </table:table-cell>
              <table:table-cell office:value-type="string">
                <text:p>XOR V7</text:p>
              </table:table-cell>
              <table:table-cell office:value-type="string">
                <text:p>XOR V8</text:p>
              </table:table-cell>
              <table:table-cell office:value-type="string">
                <text:p>XOR V9</text:p>
              </table:table-cell>
            </table:table-row>
          </table:table-header-rows>
          <table:table-rows>
            <table:table-row>
              <table:table-cell office:value-type="string">
                <text:p>Atraso crítico</text:p>
                <draw:g>
                  <svg:desc>XOR.C36:XOR.C36</svg:desc>
                </draw:g>
              </table:table-cell>
              <table:table-cell office:value-type="float" office:value="25.63">
                <text:p>25.63</text:p>
                <draw:g>
                  <svg:desc>XOR.D36:XOR.L36</svg:desc>
                </draw:g>
              </table:table-cell>
              <table:table-cell office:value-type="float" office:value="25.93">
                <text:p>25.93</text:p>
              </table:table-cell>
              <table:table-cell office:value-type="float" office:value="24.17">
                <text:p>24.17</text:p>
              </table:table-cell>
              <table:table-cell office:value-type="float" office:value="23.84">
                <text:p>23.84</text:p>
              </table:table-cell>
              <table:table-cell office:value-type="float" office:value="17.8">
                <text:p>17.8</text:p>
              </table:table-cell>
              <table:table-cell office:value-type="float" office:value="22.07">
                <text:p>22.07</text:p>
              </table:table-cell>
              <table:table-cell office:value-type="float" office:value="20.54">
                <text:p>20.54</text:p>
              </table:table-cell>
              <table:table-cell office:value-type="float" office:value="21.87">
                <text:p>21.87</text:p>
              </table:table-cell>
              <table:table-cell office:value-type="float" office:value="23.11">
                <text:p>23.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